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ff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ad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fa3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1d29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1d7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1d8a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1dc1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1ec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20c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2bf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33af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5b2e9" officeooo:paragraph-rsid="45366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d68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f14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f7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65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f68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99d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597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b8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0484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115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1165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127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51ae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ee25c4" officeooo:paragraph-rsid="44ee25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officeooo:rsid="410e07f7"/>
    </style:style>
    <style:style style:name="T13" style:family="text">
      <style:text-properties fo:color="#333333" officeooo:rsid="42b89166"/>
    </style:style>
    <style:style style:name="T14" style:family="text">
      <style:text-properties officeooo:rsid="410d64e4"/>
    </style:style>
    <style:style style:name="T15" style:family="text">
      <style:text-properties officeooo:rsid="410e07f7"/>
    </style:style>
    <style:style style:name="T16" style:family="text">
      <style:text-properties officeooo:rsid="410ebeb3"/>
    </style:style>
    <style:style style:name="T17" style:family="text">
      <style:text-properties officeooo:rsid="4118afc0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41195f75"/>
    </style:style>
    <style:style style:name="T20" style:family="text">
      <style:text-properties style:font-name="標楷體1" officeooo:rsid="411dbb8a"/>
    </style:style>
    <style:style style:name="T21" style:family="text">
      <style:text-properties style:font-name="標楷體1" officeooo:rsid="4118afc0"/>
    </style:style>
    <style:style style:name="T22" style:family="text">
      <style:text-properties style:font-name="標楷體1" officeooo:rsid="41399fb9"/>
    </style:style>
    <style:style style:name="T23" style:family="text">
      <style:text-properties style:font-name="標楷體1" officeooo:rsid="41601c73"/>
    </style:style>
    <style:style style:name="T24" style:family="text">
      <style:text-properties style:font-name="標楷體1" officeooo:rsid="41a5e5d2"/>
    </style:style>
    <style:style style:name="T25" style:family="text">
      <style:text-properties style:font-name="標楷體1" officeooo:rsid="376c64b1"/>
    </style:style>
    <style:style style:name="T26" style:family="text">
      <style:text-properties style:font-name="標楷體1" officeooo:rsid="416c9a5a"/>
    </style:style>
    <style:style style:name="T27" style:family="text">
      <style:text-properties style:font-name="標楷體1" officeooo:rsid="4183914b"/>
    </style:style>
    <style:style style:name="T28" style:family="text">
      <style:text-properties style:font-name="標楷體1" officeooo:rsid="4186ea5f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118afc0" style:font-name-asian="標楷體1"/>
    </style:style>
    <style:style style:name="T31" style:family="text">
      <style:text-properties style:font-name="標楷體1" officeooo:rsid="43159f7f" style:font-name-asian="標楷體1"/>
    </style:style>
    <style:style style:name="T32" style:family="text">
      <style:text-properties style:font-name="標楷體1" officeooo:rsid="43201109" style:font-name-asian="標楷體1"/>
    </style:style>
    <style:style style:name="T33" style:family="text">
      <style:text-properties style:font-name="標楷體1" officeooo:rsid="4325bd46" style:font-name-asian="標楷體1"/>
    </style:style>
    <style:style style:name="T34" style:family="text">
      <style:text-properties style:font-name="標楷體1" officeooo:rsid="4330e5f9" style:font-name-asian="標楷體1"/>
    </style:style>
    <style:style style:name="T35" style:family="text">
      <style:text-properties style:font-name="標楷體1" officeooo:rsid="433dd176" style:font-name-asian="標楷體1"/>
    </style:style>
    <style:style style:name="T36" style:family="text">
      <style:text-properties style:font-name="標楷體1" officeooo:rsid="433f5936" style:font-name-asian="標楷體1"/>
    </style:style>
    <style:style style:name="T37" style:family="text">
      <style:text-properties style:font-name="標楷體1" officeooo:rsid="4340faf2" style:font-name-asian="標楷體1"/>
    </style:style>
    <style:style style:name="T38" style:family="text">
      <style:text-properties style:font-name="標楷體1" officeooo:rsid="434359b0" style:font-name-asian="標楷體1"/>
    </style:style>
    <style:style style:name="T39" style:family="text">
      <style:text-properties style:font-name="標楷體1" officeooo:rsid="434359b0" style:font-name-asian="標楷體1" style:font-name-complex="Liberation Serif"/>
    </style:style>
    <style:style style:name="T40" style:family="text">
      <style:text-properties style:font-name="標楷體1" officeooo:rsid="43beb9ea" style:font-name-asian="標楷體1" style:font-name-complex="Liberation Serif"/>
    </style:style>
    <style:style style:name="T41" style:family="text">
      <style:text-properties style:font-name="標楷體1" officeooo:rsid="43c0403f" style:font-name-asian="標楷體1" style:font-name-complex="Liberation Serif"/>
    </style:style>
    <style:style style:name="T42" style:family="text">
      <style:text-properties style:font-name="標楷體1" officeooo:rsid="43c167a2" style:font-name-asian="標楷體1" style:font-name-complex="Liberation Serif"/>
    </style:style>
    <style:style style:name="T43" style:family="text">
      <style:text-properties style:font-name="標楷體1" officeooo:rsid="4376ef03" style:font-name-asian="標楷體1"/>
    </style:style>
    <style:style style:name="T44" style:family="text">
      <style:text-properties style:font-name="標楷體1" officeooo:rsid="43d69106" style:font-name-asian="標楷體1"/>
    </style:style>
    <style:style style:name="T45" style:family="text">
      <style:text-properties style:font-name="標楷體1" officeooo:rsid="43f15712" style:font-name-asian="標楷體1"/>
    </style:style>
    <style:style style:name="T46" style:family="text">
      <style:text-properties style:font-name="標楷體1" officeooo:rsid="44232cd9" style:font-name-asian="標楷體1"/>
    </style:style>
    <style:style style:name="T47" style:family="text">
      <style:text-properties style:font-name="標楷體1" officeooo:rsid="4430e334" style:font-name-asian="標楷體1"/>
    </style:style>
    <style:style style:name="T48" style:family="text">
      <style:text-properties style:font-name="標楷體1" officeooo:rsid="44325396" style:font-name-asian="標楷體1"/>
    </style:style>
    <style:style style:name="T49" style:family="text">
      <style:text-properties style:font-name="標楷體1" officeooo:rsid="443f624c" style:font-name-asian="標楷體1"/>
    </style:style>
    <style:style style:name="T50" style:family="text">
      <style:text-properties style:font-name="標楷體1" officeooo:rsid="4440324b" style:font-name-asian="標楷體1"/>
    </style:style>
    <style:style style:name="T51" style:family="text">
      <style:text-properties style:font-name="標楷體1" officeooo:rsid="44406b3d" style:font-name-asian="標楷體1"/>
    </style:style>
    <style:style style:name="T52" style:family="text">
      <style:text-properties style:font-name="標楷體1" officeooo:rsid="44417ba1" style:font-name-asian="標楷體1"/>
    </style:style>
    <style:style style:name="T53" style:family="text">
      <style:text-properties style:font-name="標楷體1" officeooo:rsid="4445bc97" style:font-name-asian="標楷體1"/>
    </style:style>
    <style:style style:name="T54" style:family="text">
      <style:text-properties style:font-name="標楷體1" officeooo:rsid="44491710" style:font-name-asian="標楷體1"/>
    </style:style>
    <style:style style:name="T55" style:family="text">
      <style:text-properties style:font-name="標楷體1" officeooo:rsid="44494513" style:font-name-asian="標楷體1"/>
    </style:style>
    <style:style style:name="T56" style:family="text">
      <style:text-properties style:font-name="標楷體1" officeooo:rsid="44499477" style:font-name-asian="標楷體1"/>
    </style:style>
    <style:style style:name="T57" style:family="text">
      <style:text-properties style:font-name="標楷體1" officeooo:rsid="4453a3e0" style:font-name-asian="標楷體1"/>
    </style:style>
    <style:style style:name="T58" style:family="text">
      <style:text-properties style:font-name="標楷體1" officeooo:rsid="4453bfcf" style:font-name-asian="標楷體1"/>
    </style:style>
    <style:style style:name="T59" style:family="text">
      <style:text-properties style:font-name="標楷體1" officeooo:rsid="4461aad3" style:font-name-asian="標楷體1"/>
    </style:style>
    <style:style style:name="T60" style:family="text">
      <style:text-properties style:font-name="標楷體1" officeooo:rsid="4464623a" style:font-name-asian="標楷體1"/>
    </style:style>
    <style:style style:name="T61" style:family="text">
      <style:text-properties style:font-name="標楷體1" officeooo:rsid="4489f831" style:font-name-asian="標楷體1"/>
    </style:style>
    <style:style style:name="T62" style:family="text">
      <style:text-properties style:font-name="標楷體1" officeooo:rsid="448ba16e" style:font-name-asian="標楷體1"/>
    </style:style>
    <style:style style:name="T63" style:family="text">
      <style:text-properties style:font-name="標楷體1" officeooo:rsid="44a141ba" style:font-name-asian="標楷體1"/>
    </style:style>
    <style:style style:name="T64" style:family="text">
      <style:text-properties style:font-name="標楷體1" officeooo:rsid="44a2ecfb" style:font-name-asian="標楷體1"/>
    </style:style>
    <style:style style:name="T65" style:family="text">
      <style:text-properties style:font-name="標楷體1" officeooo:rsid="44aabeac" style:font-name-asian="標楷體1"/>
    </style:style>
    <style:style style:name="T66" style:family="text">
      <style:text-properties style:font-name="標楷體1" officeooo:rsid="44b47856" style:font-name-asian="標楷體1"/>
    </style:style>
    <style:style style:name="T67" style:family="text">
      <style:text-properties style:font-name="標楷體1" officeooo:rsid="44b5d08b" style:font-name-asian="標楷體1"/>
    </style:style>
    <style:style style:name="T68" style:family="text">
      <style:text-properties style:font-name="標楷體1" officeooo:rsid="44b84d14" style:font-name-asian="標楷體1"/>
    </style:style>
    <style:style style:name="T69" style:family="text">
      <style:text-properties style:font-name="標楷體1" officeooo:rsid="44c8e52c" style:font-name-asian="標楷體1"/>
    </style:style>
    <style:style style:name="T70" style:family="text">
      <style:text-properties style:font-name="標楷體1" officeooo:rsid="44cd75e1" style:font-name-asian="標楷體1"/>
    </style:style>
    <style:style style:name="T71" style:family="text">
      <style:text-properties style:font-name="標楷體1" officeooo:rsid="44d73323" style:font-name-asian="標楷體1"/>
    </style:style>
    <style:style style:name="T72" style:family="text">
      <style:text-properties style:font-name="標楷體1" officeooo:rsid="44d8ea4c" style:font-name-asian="標楷體1"/>
    </style:style>
    <style:style style:name="T73" style:family="text">
      <style:text-properties style:font-name="標楷體1" officeooo:rsid="44dab67f" style:font-name-asian="標楷體1"/>
    </style:style>
    <style:style style:name="T74" style:family="text">
      <style:text-properties style:font-name="標楷體1" officeooo:rsid="420769c0"/>
    </style:style>
    <style:style style:name="T75" style:family="text">
      <style:text-properties style:font-name="標楷體1" officeooo:rsid="420bd45e"/>
    </style:style>
    <style:style style:name="T76" style:family="text">
      <style:text-properties style:font-name="標楷體1" officeooo:rsid="421a3630"/>
    </style:style>
    <style:style style:name="T77" style:family="text">
      <style:text-properties style:font-name="標楷體1" officeooo:rsid="421c3ab7"/>
    </style:style>
    <style:style style:name="T78" style:family="text">
      <style:text-properties style:font-name="標楷體1" officeooo:rsid="41ea4d99"/>
    </style:style>
    <style:style style:name="T79" style:family="text">
      <style:text-properties style:font-name="標楷體1" officeooo:rsid="423e13c0"/>
    </style:style>
    <style:style style:name="T80" style:family="text">
      <style:text-properties style:font-name="標楷體1" officeooo:rsid="423fc47f"/>
    </style:style>
    <style:style style:name="T81" style:family="text">
      <style:text-properties style:font-name="標楷體1" officeooo:rsid="424235df"/>
    </style:style>
    <style:style style:name="T82" style:family="text">
      <style:text-properties style:font-name="標楷體1" officeooo:rsid="42439cd9"/>
    </style:style>
    <style:style style:name="T83" style:family="text">
      <style:text-properties style:font-name="標楷體1" officeooo:rsid="420a7ee4"/>
    </style:style>
    <style:style style:name="T84" style:family="text">
      <style:text-properties style:font-name="標楷體1" officeooo:rsid="424d1c54"/>
    </style:style>
    <style:style style:name="T85" style:family="text">
      <style:text-properties style:font-name="標楷體1" officeooo:rsid="42558899"/>
    </style:style>
    <style:style style:name="T86" style:family="text">
      <style:text-properties style:font-name="標楷體1" officeooo:rsid="427749e4"/>
    </style:style>
    <style:style style:name="T87" style:family="text">
      <style:text-properties style:font-name="標楷體1" officeooo:rsid="42d289da"/>
    </style:style>
    <style:style style:name="T88" style:family="text">
      <style:text-properties style:font-name="標楷體1" officeooo:rsid="431308b3"/>
    </style:style>
    <style:style style:name="T89" style:family="text">
      <style:text-properties style:font-name="標楷體1" officeooo:rsid="43178dad"/>
    </style:style>
    <style:style style:name="T90" style:family="text">
      <style:text-properties style:font-name="標楷體1" officeooo:rsid="431862a0"/>
    </style:style>
    <style:style style:name="T91" style:family="text">
      <style:text-properties style:font-name="標楷體1" officeooo:rsid="4318a2cc"/>
    </style:style>
    <style:style style:name="T92" style:family="text">
      <style:text-properties style:font-name="標楷體1" officeooo:rsid="43347dc1"/>
    </style:style>
    <style:style style:name="T93" style:family="text">
      <style:text-properties style:font-name="標楷體1" officeooo:rsid="43474ae5"/>
    </style:style>
    <style:style style:name="T94" style:family="text">
      <style:text-properties style:font-name="標楷體1" officeooo:rsid="4330e5f9"/>
    </style:style>
    <style:style style:name="T95" style:family="text">
      <style:text-properties style:font-name="標楷體1" officeooo:rsid="43159f7f"/>
    </style:style>
    <style:style style:name="T96" style:family="text">
      <style:text-properties style:font-name="標楷體1" officeooo:rsid="4340faf2"/>
    </style:style>
    <style:style style:name="T97" style:family="text">
      <style:text-properties style:font-name="標楷體1" officeooo:rsid="424c35f8"/>
    </style:style>
    <style:style style:name="T98" style:family="text">
      <style:text-properties style:font-name="標楷體1" officeooo:rsid="435755fd"/>
    </style:style>
    <style:style style:name="T99" style:family="text">
      <style:text-properties style:font-name="標楷體1" officeooo:rsid="435bbcfc"/>
    </style:style>
    <style:style style:name="T100" style:family="text">
      <style:text-properties style:font-name="標楷體1" officeooo:rsid="43606983"/>
    </style:style>
    <style:style style:name="T101" style:family="text">
      <style:text-properties style:font-name="標楷體1" officeooo:rsid="4386882c"/>
    </style:style>
    <style:style style:name="T102" style:family="text">
      <style:text-properties style:font-name="標楷體1" officeooo:rsid="43882850"/>
    </style:style>
    <style:style style:name="T103" style:family="text">
      <style:text-properties style:font-name="標楷體1" officeooo:rsid="08476271"/>
    </style:style>
    <style:style style:name="T104" style:family="text">
      <style:text-properties style:font-name="標楷體1" style:text-underline-style="solid" style:text-underline-width="auto" style:text-underline-color="font-color" officeooo:rsid="08476271"/>
    </style:style>
    <style:style style:name="T105" style:family="text">
      <style:text-properties style:font-name="標楷體1" officeooo:rsid="4376ef03"/>
    </style:style>
    <style:style style:name="T106" style:family="text">
      <style:text-properties style:font-name="標楷體1" officeooo:rsid="438be94a"/>
    </style:style>
    <style:style style:name="T107" style:family="text">
      <style:text-properties style:font-name="標楷體1" officeooo:rsid="4394b31a"/>
    </style:style>
    <style:style style:name="T108" style:family="text">
      <style:text-properties style:font-name="標楷體1" officeooo:rsid="43b3444e"/>
    </style:style>
    <style:style style:name="T109" style:family="text">
      <style:text-properties style:font-name="標楷體1" officeooo:rsid="43a13241"/>
    </style:style>
    <style:style style:name="T110" style:family="text">
      <style:text-properties style:font-name="標楷體1" officeooo:rsid="43aa4115"/>
    </style:style>
    <style:style style:name="T111" style:family="text">
      <style:text-properties style:font-name="標楷體1" officeooo:rsid="43b0b308"/>
    </style:style>
    <style:style style:name="T112" style:family="text">
      <style:text-properties style:font-name="標楷體1" officeooo:rsid="4410c6a6"/>
    </style:style>
    <style:style style:name="T113" style:family="text">
      <style:text-properties style:font-name="標楷體1" officeooo:rsid="2b6f314a"/>
    </style:style>
    <style:style style:name="T114" style:family="text">
      <style:text-properties style:font-name="標楷體1" officeooo:rsid="2a54d6c6"/>
    </style:style>
    <style:style style:name="T115" style:family="text">
      <style:text-properties style:font-name="標楷體1" officeooo:rsid="4430e334"/>
    </style:style>
    <style:style style:name="T116" style:family="text">
      <style:text-properties style:font-name="標楷體1" officeooo:rsid="4430e334" style:font-name-asian="Liberation Serif" style:font-name-complex="Liberation Serif"/>
    </style:style>
    <style:style style:name="T117" style:family="text">
      <style:text-properties style:font-name="標楷體1" officeooo:rsid="44dba2a0" style:font-name-asian="Liberation Serif" style:font-name-complex="Liberation Serif"/>
    </style:style>
    <style:style style:name="T118" style:family="text">
      <style:text-properties style:font-name="標楷體1" officeooo:rsid="44fffcb1" style:font-name-asian="Liberation Serif" style:font-name-complex="Liberation Serif"/>
    </style:style>
    <style:style style:name="T119" style:family="text">
      <style:text-properties style:font-name="標楷體1" officeooo:rsid="4431421f"/>
    </style:style>
    <style:style style:name="T120" style:family="text">
      <style:text-properties style:font-name="標楷體1" officeooo:rsid="443f624c"/>
    </style:style>
    <style:style style:name="T121" style:family="text">
      <style:text-properties style:font-name="標楷體1" officeooo:rsid="44417ba1"/>
    </style:style>
    <style:style style:name="T122" style:family="text">
      <style:text-properties style:font-name="標楷體1" officeooo:rsid="44406b3d"/>
    </style:style>
    <style:style style:name="T123" style:family="text">
      <style:text-properties style:font-name="標楷體1" officeooo:rsid="4385b2e9"/>
    </style:style>
    <style:style style:name="T124" style:family="text">
      <style:text-properties style:font-name="標楷體1" officeooo:rsid="4489f831"/>
    </style:style>
    <style:style style:name="T125" style:family="text">
      <style:text-properties style:font-name="標楷體1" officeooo:rsid="448a8bcf"/>
    </style:style>
    <style:style style:name="T126" style:family="text">
      <style:text-properties style:font-name="標楷體1" officeooo:rsid="448ba16e"/>
    </style:style>
    <style:style style:name="T127" style:family="text">
      <style:text-properties style:font-name="標楷體1" officeooo:rsid="44941b34"/>
    </style:style>
    <style:style style:name="T128" style:family="text">
      <style:text-properties style:font-name="標楷體1" officeooo:rsid="44dba2a0"/>
    </style:style>
    <style:style style:name="T129" style:family="text">
      <style:text-properties style:font-name="標楷體1" officeooo:rsid="44dd2f91"/>
    </style:style>
    <style:style style:name="T130" style:family="text">
      <style:text-properties style:font-name="標楷體1" officeooo:rsid="44cd75e1"/>
    </style:style>
    <style:style style:name="T131" style:family="text">
      <style:text-properties style:font-name="標楷體1" officeooo:rsid="44a2ecfb"/>
    </style:style>
    <style:style style:name="T132" style:family="text">
      <style:text-properties style:font-name="標楷體1" officeooo:rsid="44fbffb4"/>
    </style:style>
    <style:style style:name="T133" style:family="text">
      <style:text-properties style:font-name="標楷體1" officeooo:rsid="44fffcb1"/>
    </style:style>
    <style:style style:name="T134" style:family="text">
      <style:text-properties style:font-name="標楷體1" officeooo:rsid="2bdc30ce"/>
    </style:style>
    <style:style style:name="T135" style:family="text">
      <style:text-properties style:font-name="標楷體1" officeooo:rsid="4c43b58b"/>
    </style:style>
    <style:style style:name="T136" style:family="text">
      <style:text-properties style:font-name="標楷體1" officeooo:rsid="4519f90a"/>
    </style:style>
    <style:style style:name="T137" style:family="text">
      <style:text-properties style:font-name="標楷體1" officeooo:rsid="2bfb67e6"/>
    </style:style>
    <style:style style:name="T138" style:family="text">
      <style:text-properties officeooo:rsid="41195f75"/>
    </style:style>
    <style:style style:name="T139" style:family="text">
      <style:text-properties fo:color="#666666"/>
    </style:style>
    <style:style style:name="T140" style:family="text">
      <style:text-properties fo:color="#666666" officeooo:rsid="410ebeb3"/>
    </style:style>
    <style:style style:name="T141" style:family="text">
      <style:text-properties style:text-position="sub 58%" style:font-name="標楷體1"/>
    </style:style>
    <style:style style:name="T142" style:family="text">
      <style:text-properties style:text-position="sub 58%" style:font-name="標楷體1" officeooo:rsid="41195f75"/>
    </style:style>
    <style:style style:name="T143" style:family="text">
      <style:text-properties style:text-position="sub 58%" style:font-name="標楷體1" style:font-name-asian="標楷體1"/>
    </style:style>
    <style:style style:name="T144" style:family="text">
      <style:text-properties style:text-position="sub 58%" style:font-name="標楷體1" officeooo:rsid="42558899"/>
    </style:style>
    <style:style style:name="T145" style:family="text">
      <style:text-properties style:text-position="sub 58%" style:font-name="標楷體1" officeooo:rsid="430eba3e"/>
    </style:style>
    <style:style style:name="T146" style:family="text">
      <style:text-properties style:text-position="sub 58%" style:font-name="標楷體1" officeooo:rsid="4250c4cb"/>
    </style:style>
    <style:style style:name="T147" style:family="text">
      <style:text-properties style:text-position="sub 58%" style:font-name="標楷體1" officeooo:rsid="4278a852"/>
    </style:style>
    <style:style style:name="T148" style:family="text">
      <style:text-properties style:text-position="sub 58%" style:font-name="標楷體1" officeooo:rsid="424c35f8"/>
    </style:style>
    <style:style style:name="T149" style:family="text">
      <style:text-properties style:text-position="sub 58%" style:font-name="標楷體1" officeooo:rsid="42577fa6"/>
    </style:style>
    <style:style style:name="T150" style:family="text">
      <style:text-properties style:text-position="sub 58%" style:font-name="標楷體1" officeooo:rsid="43a13241"/>
    </style:style>
    <style:style style:name="T151" style:family="text">
      <style:text-properties style:text-position="sub 58%" style:font-name="標楷體1" officeooo:rsid="43b0b308"/>
    </style:style>
    <style:style style:name="T152" style:family="text">
      <style:text-properties officeooo:rsid="418a4113"/>
    </style:style>
    <style:style style:name="T153" style:family="text">
      <style:text-properties officeooo:rsid="376c64b1"/>
    </style:style>
    <style:style style:name="T154" style:family="text">
      <style:text-properties officeooo:rsid="4221dc8a"/>
    </style:style>
    <style:style style:name="T155" style:family="text">
      <style:text-properties officeooo:rsid="422f9520"/>
    </style:style>
    <style:style style:name="T156" style:family="text">
      <style:text-properties officeooo:rsid="42338b02"/>
    </style:style>
    <style:style style:name="T157" style:family="text">
      <style:text-properties officeooo:rsid="41ea4d99"/>
    </style:style>
    <style:style style:name="T158" style:family="text">
      <style:text-properties style:text-position="super 58%" style:font-name="標楷體1"/>
    </style:style>
    <style:style style:name="T159" style:family="text">
      <style:text-properties style:text-position="super 58%" style:font-name="標楷體1" officeooo:rsid="420bd45e"/>
    </style:style>
    <style:style style:name="T160" style:family="text">
      <style:text-properties style:text-position="super 58%" style:font-name="標楷體1" officeooo:rsid="42439cd9"/>
    </style:style>
    <style:style style:name="T161" style:family="text">
      <style:text-properties style:text-position="super 58%" style:font-name="標楷體1" officeooo:rsid="42558899"/>
    </style:style>
    <style:style style:name="T162" style:family="text">
      <style:text-properties style:text-position="super 58%" style:font-name="標楷體1" officeooo:rsid="4376ef03" style:font-name-asian="標楷體1"/>
    </style:style>
    <style:style style:name="T163" style:family="text">
      <style:text-properties style:text-position="super 58%" style:font-name="標楷體1" officeooo:rsid="4378acd6" style:font-name-asian="標楷體1"/>
    </style:style>
    <style:style style:name="T164" style:family="text">
      <style:text-properties style:text-position="super 58%" style:font-name="標楷體1" officeooo:rsid="4379afaf" style:font-name-asian="標楷體1"/>
    </style:style>
    <style:style style:name="T165" style:family="text">
      <style:text-properties style:text-position="super 58%" style:font-name="標楷體1" officeooo:rsid="4386882c" style:font-name-asian="標楷體1"/>
    </style:style>
    <style:style style:name="T166" style:family="text">
      <style:text-properties style:text-position="super 58%" style:font-name="標楷體1" officeooo:rsid="43890932" style:font-name-asian="標楷體1"/>
    </style:style>
    <style:style style:name="T167" style:family="text">
      <style:text-properties style:text-position="super 58%" style:font-name="標楷體1" officeooo:rsid="4386882c"/>
    </style:style>
    <style:style style:name="T168" style:family="text">
      <style:text-properties officeooo:rsid="420a7ee4"/>
    </style:style>
    <style:style style:name="T169" style:family="text">
      <style:text-properties officeooo:rsid="423e13c0"/>
    </style:style>
    <style:style style:name="T170" style:family="text">
      <style:text-properties officeooo:rsid="424d1c54"/>
    </style:style>
    <style:style style:name="T171" style:family="text">
      <style:text-properties style:font-name="Arial1" officeooo:rsid="41ea4d99" style:font-name-asian="Arial1"/>
    </style:style>
    <style:style style:name="T172" style:family="text">
      <style:text-properties style:font-name="Arial1" officeooo:rsid="42d289da" style:font-name-asian="Arial1"/>
    </style:style>
    <style:style style:name="T173" style:family="text">
      <style:text-properties style:font-name="Arial1" officeooo:rsid="418a4113" style:font-name-asian="Arial1"/>
    </style:style>
    <style:style style:name="T174" style:family="text">
      <style:text-properties style:font-name="Arial1" officeooo:rsid="41195f75" style:font-name-asian="Arial1"/>
    </style:style>
    <style:style style:name="T175" style:family="text">
      <style:text-properties style:font-name="Arial1" officeooo:rsid="4221dc8a" style:font-name-asian="Arial1"/>
    </style:style>
    <style:style style:name="T176" style:family="text">
      <style:text-properties style:font-name="Arial1" style:text-underline-style="solid" style:text-underline-width="auto" style:text-underline-color="font-color" officeooo:rsid="41ea4d99" style:font-name-asian="Arial1"/>
    </style:style>
    <style:style style:name="T177" style:family="text">
      <style:text-properties fo:color="#1c1c1c"/>
    </style:style>
    <style:style style:name="T178" style:family="text">
      <style:text-properties fo:color="#1c1c1c" officeooo:rsid="43c88435"/>
    </style:style>
    <style:style style:name="T179" style:family="text">
      <style:text-properties officeooo:rsid="0a6d63ec"/>
    </style:style>
    <style:style style:name="T180" style:family="text">
      <style:text-properties style:text-underline-style="solid" style:text-underline-width="auto" style:text-underline-color="font-color"/>
    </style:style>
    <style:style style:name="T181" style:family="text">
      <style:text-properties style:text-underline-style="solid" style:text-underline-width="auto" style:text-underline-color="font-color" officeooo:rsid="0a6d63ec"/>
    </style:style>
    <style:style style:name="T182" style:family="text">
      <style:text-properties style:text-underline-style="solid" style:text-underline-width="auto" style:text-underline-color="font-color" officeooo:rsid="395ab652"/>
    </style:style>
    <style:style style:name="T183" style:family="text">
      <style:text-properties style:text-underline-style="solid" style:text-underline-width="auto" style:text-underline-color="font-color" officeooo:rsid="41ea4d99"/>
    </style:style>
    <style:style style:name="T184" style:family="text">
      <style:text-properties officeooo:rsid="42b89166"/>
    </style:style>
    <style:style style:name="T185" style:family="text">
      <style:text-properties fo:color="#010101" style:font-name="標楷體1" style:font-name-asian="標楷體1"/>
    </style:style>
    <style:style style:name="T186" style:family="text">
      <style:text-properties fo:color="#010101" style:font-name="標楷體1" officeooo:rsid="42e29570" style:font-name-asian="標楷體1"/>
    </style:style>
    <style:style style:name="T187" style:family="text">
      <style:text-properties fo:color="#010101" style:font-name="標楷體1" officeooo:rsid="42d289da" style:font-name-asian="標楷體1"/>
    </style:style>
    <style:style style:name="T188" style:family="text">
      <style:text-properties fo:color="#010101" style:font-name="標楷體1" officeooo:rsid="43159f7f" style:font-name-asian="標楷體1"/>
    </style:style>
    <style:style style:name="T189" style:family="text">
      <style:text-properties fo:color="#010101" style:font-name="標楷體1" officeooo:rsid="432f2bff" style:font-name-asian="標楷體1"/>
    </style:style>
    <style:style style:name="T190" style:family="text">
      <style:text-properties fo:color="#010101" style:font-name="標楷體1" officeooo:rsid="42e29570"/>
    </style:style>
    <style:style style:name="T191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92" style:family="text">
      <style:text-properties fo:color="#010101" style:font-name="標楷體1" fo:font-size="14pt" style:font-name-asian="標楷體1" style:font-size-asian="14pt" style:font-size-complex="14pt"/>
    </style:style>
    <style:style style:name="T193" style:family="text">
      <style:text-properties officeooo:rsid="43159f7f"/>
    </style:style>
    <style:style style:name="T194" style:family="text">
      <style:text-properties officeooo:rsid="43201109"/>
    </style:style>
    <style:style style:name="T195" style:family="text">
      <style:text-properties officeooo:rsid="43347dc1"/>
    </style:style>
    <style:style style:name="T196" style:family="text">
      <style:text-properties officeooo:rsid="434359b0"/>
    </style:style>
    <style:style style:name="T197" style:family="text">
      <style:text-properties officeooo:rsid="43474ae5"/>
    </style:style>
    <style:style style:name="T198" style:family="text">
      <style:text-properties officeooo:rsid="2f7a955a"/>
    </style:style>
    <style:style style:name="T199" style:family="text">
      <style:text-properties officeooo:rsid="438be94a"/>
    </style:style>
    <style:style style:name="T200" style:family="text">
      <style:text-properties officeooo:rsid="438be94a" style:font-name-asian="Arial1"/>
    </style:style>
    <style:style style:name="T201" style:family="text">
      <style:text-properties officeooo:rsid="43c88435" style:font-name-asian="Arial1"/>
    </style:style>
    <style:style style:name="T202" style:family="text">
      <style:text-properties officeooo:rsid="4489f831" style:font-name-asian="Arial1"/>
    </style:style>
    <style:style style:name="T203" style:family="text">
      <style:text-properties officeooo:rsid="451165c6" style:font-name-asian="Arial1"/>
    </style:style>
    <style:style style:name="T204" style:family="text">
      <style:text-properties style:font-name="標楷體" officeooo:rsid="43a13241"/>
    </style:style>
    <style:style style:name="T205" style:family="text">
      <style:text-properties officeooo:rsid="43c88435"/>
    </style:style>
    <style:style style:name="T206" style:family="text">
      <style:text-properties officeooo:rsid="43f15712"/>
    </style:style>
    <style:style style:name="T207" style:family="text">
      <style:text-properties officeooo:rsid="4410c6a6"/>
    </style:style>
    <style:style style:name="T208" style:family="text">
      <style:text-properties officeooo:rsid="2a54d6c6"/>
    </style:style>
    <style:style style:name="T209" style:family="text">
      <style:text-properties officeooo:rsid="4430e334"/>
    </style:style>
    <style:style style:name="T210" style:family="text">
      <style:text-properties officeooo:rsid="443d9811"/>
    </style:style>
    <style:style style:name="T211" style:family="text">
      <style:text-properties officeooo:rsid="445d459b"/>
    </style:style>
    <style:style style:name="T212" style:family="text">
      <style:text-properties officeooo:rsid="44601f83"/>
    </style:style>
    <style:style style:name="T213" style:family="text">
      <style:text-properties officeooo:rsid="4464623a"/>
    </style:style>
    <style:style style:name="T214" style:family="text">
      <style:text-properties officeooo:rsid="4385b2e9"/>
    </style:style>
    <style:style style:name="T215" style:family="text">
      <style:text-properties officeooo:rsid="4489f831"/>
    </style:style>
    <style:style style:name="T216" style:family="text">
      <style:text-properties officeooo:rsid="448ba16e"/>
    </style:style>
    <style:style style:name="T217" style:family="text">
      <style:text-properties officeooo:rsid="44941b34"/>
    </style:style>
    <style:style style:name="T218" style:family="text">
      <style:text-properties officeooo:rsid="44a141ba"/>
    </style:style>
    <style:style style:name="T219" style:family="text">
      <style:text-properties officeooo:rsid="44a2ecfb"/>
    </style:style>
    <style:style style:name="T220" style:family="text">
      <style:text-properties officeooo:rsid="44b47856"/>
    </style:style>
    <style:style style:name="T221" style:family="text">
      <style:text-properties officeooo:rsid="44cd75e1"/>
    </style:style>
    <style:style style:name="T222" style:family="text">
      <style:text-properties officeooo:rsid="44ee25c4"/>
    </style:style>
    <style:style style:name="T223" style:family="text">
      <style:text-properties style:font-name="Liberation Serif" officeooo:rsid="44fffcb1" style:font-name-asian="Liberation Serif" style:font-name-complex="Liberation Serif"/>
    </style:style>
    <style:style style:name="T224" style:family="text">
      <style:text-properties officeooo:rsid="451165c6"/>
    </style:style>
    <style:style style:name="T225" style:family="text">
      <style:text-properties officeooo:rsid="4c43b58b"/>
    </style:style>
    <style:style style:name="T226" style:family="text">
      <style:text-properties officeooo:rsid="451ec8a6"/>
    </style:style>
    <style:style style:name="T227" style:family="text">
      <style:text-properties style:font-name="標楷體1" officeooo:rsid="451ec8a6" style:font-name-asian="標楷體1"/>
    </style:style>
    <style:style style:name="T228" style:family="text">
      <style:text-properties style:font-name="標楷體1" officeooo:rsid="451ec8a6"/>
    </style:style>
    <style:style style:name="T229" style:family="text">
      <style:text-properties style:font-name="標楷體1" officeooo:rsid="4520c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1414148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0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1">世界學 是，讓 投影世界觀（能夠）無限趨近於、無限近似於（所有的）真實世界 的 學門。</text:p>
                  <text:list>
                    <text:list-item>
                      <text:p text:style-name="P22">過去世界學 是，讓 投影世界觀（能夠）無限趨近於（過去的）真實世界 的 學門。</text:p>
                    </text:list-item>
                    <text:list-item>
                      <text:p text:style-name="P22">當下世界學 是，讓 投影世界觀（能夠）無限趨近於（當下的）真實世界 的 學門。</text:p>
                    </text:list-item>
                    <text:list-item>
                      <text:p text:style-name="P23">未來世界學 是，讓 投影世界觀（能夠）無限趨近於（未來的）真實世界 的 學門。</text:p>
                    </text:list-item>
                    <text:list-item>
                      <text:p text:style-name="P24">明顯例子，所有的真實世界<text:span text:style-name="T87"> </text:span><text:span text:style-name="T172">↔</text:span><text:span text:style-name="T87"> 河川</text:span>。<text:span text:style-name="T186">{、河床</text:span><text:span text:style-name="T187">、大地、地球、太陽系、銀河系、宇宙胞</text:span><text:span text:style-name="T190">}</text:span></text:p>
                      <text:list>
                        <text:list-item>
                          <text:p text:style-name="P25">過去的真實世界<text:span text:style-name="T87"> </text:span><text:span text:style-name="T172">↔</text:span><text:span text:style-name="T87"> 上游的其他個體、&lt;上游的 真實世界&gt;</text:span>。</text:p>
                        </text:list-item>
                        <text:list-item>
                          <text:p text:style-name="P25">當下的真實世界<text:span text:style-name="T87"> </text:span><text:span text:style-name="T172">↔</text:span><text:span text:style-name="T87"> 某一特定個體、&lt;_真實世界_&gt;</text:span>。</text:p>
                        </text:list-item>
                        <text:list-item>
                          <text:p text:style-name="P25">未來的真實世界<text:span text:style-name="T87"> </text:span><text:span text:style-name="T172">↔</text:span><text:span text:style-name="T87"> 下游的其他個體、&lt;下游的 真實世界&gt;</text:span>。</text:p>
                          <text:list>
                            <text:list-item>
                              <text:p text:style-name="P26">未來的真實世界的 投影世界觀<text:span text:style-name="T87"> </text:span><text:span text:style-name="T172">↔</text:span><text:span text:style-name="T87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抽象例子，所有的真實世界<text:span text:style-name="T87"> </text:span><text:span text:style-name="T172">↔</text:span><text:span text:style-name="T87"> f(x)曲線</text:span>。</text:p>
                      <text:list>
                        <text:list-item>
                          <text:p text:style-name="P23">過去的真實世界<text:span text:style-name="T87"> </text:span><text:span text:style-name="T172">↔</text:span><text:span text:style-name="T87"> f(x)的 某一特定點 之前的 其他點</text:span>。</text:p>
                        </text:list-item>
                        <text:list-item>
                          <text:p text:style-name="P23">當下的真實世界<text:span text:style-name="T87"> </text:span><text:span text:style-name="T172">↔</text:span><text:span text:style-name="T87"> f(x)的 該點</text:span>。</text:p>
                        </text:list-item>
                        <text:list-item>
                          <text:p text:style-name="P23">未來的真實世界<text:span text:style-name="T87"> </text:span><text:span text:style-name="T172">↔</text:span><text:span text:style-name="T87"> f(x)的 該點 之後的 其他點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72">↔</text:span><text:span text:style-name="T87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抽象例子，所有的真實世界<text:span text:style-name="T87"> </text:span><text:span text:style-name="T172">↔</text:span><text:span text:style-name="T87"> f(x)曲線、f(x)曲面、f(x)曲體</text:span>。</text:p>
                      <text:list>
                        <text:list-item>
                          <text:p text:style-name="P29">過去的真實世界<text:span text:style-name="T87"> </text:span><text:span text:style-name="T172">↔</text:span><text:span text:style-name="T87"> f(x)的某一特定 點、線段、面積(之前的)其他 點、線段、面積</text:span>。</text:p>
                        </text:list-item>
                        <text:list-item>
                          <text:p text:style-name="P30">當下的真實世界<text:span text:style-name="T87"> </text:span><text:span text:style-name="T172">↔</text:span><text:span text:style-name="T87"> f(x)的 該點、該線段、該面積</text:span>。</text:p>
                        </text:list-item>
                        <text:list-item>
                          <text:p text:style-name="P31">未來的真實世界<text:span text:style-name="T87"> </text:span><text:span text:style-name="T172">↔</text:span><text:span text:style-name="T87"> f(x)的 該點、該線段、該面積(之後的)其他 點、線段、面積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72">↔</text:span><text:span text:style-name="T87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3"> 是</text:span><text:span text:style-name="T1"> </text:span>感測、記錄、好奇、觀察、驗<text:span text:style-name="T18">證、拆解、組裝、拓展</text:span><text:span text:style-name="T5"> </text:span><text:span text:style-name="T1">世界的</text:span>現象<text:span text:style-name="T18">、</text:span>本質<text:span text:style-name="T1"> 的 學門</text:span>。</text:p>
                </text:list-item>
                <text:list-item>
                  <text:p text:style-name="P32">世界學<text:span text:style-name="T184">的 研究方法 是</text:span> 感測、記錄、好奇、觀察、驗證、拆解、組裝、拓展 世界的 現象。</text:p>
                </text:list-item>
                <text:list-item>
                  <text:p text:style-name="P32">世界學<text:span text:style-name="T184">的 研究方法 是</text:span> 感測、記錄、好奇、觀察、驗證、拆解、組裝、拓展 世界的 本質。</text:p>
                </text:list-item>
                <text:list-item>
                  <text:p text:style-name="P33">世界學<text:span text:style-name="T184">的 研究方法 是</text:span> 發散、收斂 世界的 現象、本質。</text:p>
                </text:list-item>
                <text:list-item>
                  <text:p text:style-name="P33">世界學<text:span text:style-name="T184">的 研究方法 是</text:span> 抽象化、跨領域移植、實體化 世界的 現象、本質。</text:p>
                </text:list-item>
              </text:list>
            </text:list-item>
            <text:list-item>
              <text:p text:style-name="P34">明顯例子，世界（現象、本質）<text:span text:style-name="T171">↔</text:span><text:span text:style-name="T157"> </text:span>函數。</text:p>
              <text:list>
                <text:list-item>
                  <text:p text:style-name="P216">（接下來的描述在 <text:span text:style-name="T180">世界學</text:span> 文件群的 <text:span text:style-name="T180">函數</text:span>的 <text:span text:style-name="T180">明顯例子，世界（現象、本質）</text:span><text:span text:style-name="T176">↔</text:span><text:span text:style-name="T183"> </text:span><text:span text:style-name="T180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5">明顯例子，救護車 發出 聲響。</text:p>
              <text:list>
                <text:list-item>
                  <text:p text:style-name="P3">救護車<text:span text:style-name="T1">（低於 音速）</text:span>遠離 →<text:span text:style-name="T14"> 聲音 出現 紅移</text:span><text:span text:style-name="T2">現象</text:span><text:span text:style-name="T14">。</text:span></text:p>
                </text:list-item>
                <text:list-item>
                  <text:p text:style-name="P4">救護車<text:span text:style-name="T1">（低於 音速）</text:span>靠近 →<text:span text:style-name="T14"> 聲音 出現 紫移</text:span><text:span text:style-name="T2">現象</text:span>。</text:p>
                  <text:list>
                    <text:list-item>
                      <text:p text:style-name="P36">明顯例子，假定，飛機的 飛行速度 低於 音速。</text:p>
                      <text:list>
                        <text:list-item>
                          <text:p text:style-name="P36">飛機、駕駛員 會 先碰到 第<text:span text:style-name="T26">t</text:span><text:span text:style-name="T142">t&lt;T</text:span><text:span text:style-name="T21">秒的力</text:span>，之後 才碰到 第<text:span text:style-name="T20">T</text:span><text:span text:style-name="T21">秒的力</text:span>。</text:p>
                          <text:list>
                            <text:list-item>
                              <text:p text:style-name="P36">駕駛員 是 在飛機內的 個體。</text:p>
                            </text:list-item>
                            <text:list-item>
                              <text:p text:style-name="P36">飛機、駕駛員 有機率認定，先出現第<text:span text:style-name="T26">t</text:span><text:span text:style-name="T142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6">飛機、駕駛員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6">前方的個體 有機率認定，因果正常。</text:p>
                                </text:list-item>
                                <text:list-item>
                                  <text:p text:style-name="P36">前方的個體 有機率認定，先有 因 才有 果。</text:p>
                                </text:list-item>
                                <text:list-item>
                                  <text:p text:style-name="P36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前方的個體 會 先碰到 第<text:span text:style-name="T26">t</text:span><text:span text:style-name="T142">t&lt;T</text:span><text:span text:style-name="T21">秒的力、</text:span>飛機，之後 才碰到 第<text:span text:style-name="T20">T</text:span><text:span text:style-name="T21">秒的 力</text:span>。</text:p>
                          <text:list>
                            <text:list-item>
                              <text:p text:style-name="P36">前方的個體 是 在飛機外 並且 在飛機前方 的 個體。</text:p>
                            </text:list-item>
                            <text:list-item>
                              <text:p text:style-name="P36">前方的個體 有機率認定，先出現第<text:span text:style-name="T26">t</text:span><text:span text:style-name="T142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6">前方的個體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6">前方的個體 有機率認定，因果正常。</text:p>
                                </text:list-item>
                                <text:list-item>
                                  <text:p text:style-name="P36">前方的個體 有機率認定，先有 因 才有 果。</text:p>
                                </text:list-item>
                                <text:list-item>
                                  <text:p text:style-name="P36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3">從前到後型</text:span><text:span text:style-name="T16">後移現象</text:span>。</text:p>
                  <text:list>
                    <text:list-item>
                      <text:p text:style-name="P37">（對於 救護車 來說，力、聲音 的）相對速度<text:span text:style-name="T18"> = 音速–</text:span>救護車<text:span text:style-name="T18">速度</text:span>。</text:p>
                    </text:list-item>
                    <text:list-item>
                      <text:p text:style-name="P37">（對於 救護車 來說，力、聲音 的）相對位置<text:span text:style-name="T18"> = 相對</text:span>速度<text:span text:style-name="T18"> * </text:span><text:span text:style-name="T22">t</text:span>。</text:p>
                      <text:list>
                        <text:list-item>
                          <text:p text:style-name="P97"><text:span text:style-name="T29">t的 初始值 是 0</text:span>。</text:p>
                        </text:list-item>
                        <text:list-item>
                          <text:p text:style-name="P37">位置，第<text:span text:style-name="T27">t秒</text:span>的力 後面於 第（<text:span text:style-name="T18">t+</text:span><text:span text:style-name="T28">1）</text:span>秒的力 <text:span text:style-name="T173">↔</text:span><text:span text:style-name="T152"> 後移現象</text:span>。</text:p>
                          <text:list>
                            <text:list-item>
                              <text:p text:style-name="P37">前方的個體 聽到的聲音 是 反序、反向順序、逆向順序 聲音。</text:p>
                              <text:list>
                                <text:list-item>
                                  <text:p text:style-name="P38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7">前方的個體 先聽到 第（<text:span text:style-name="T18">t+</text:span><text:span text:style-name="T28">1）</text:span><text:span text:style-name="T27">秒</text:span>的聲音，然後才會聽到 第<text:span text:style-name="T27">t</text:span>秒的聲音。</text:p>
                            </text:list-item>
                            <text:list-item>
                              <text:p text:style-name="P6">第<text:span text:style-name="T27">t秒</text:span>的力<text:span text:style-name="T1">的位置 </text:span>後面於 第<text:span text:style-name="T1">（</text:span><text:span text:style-name="T18">t+</text:span><text:span text:style-name="T28">1</text:span><text:span text:style-name="T6">）</text:span>秒的力<text:span text:style-name="T1">的位置 </text:span><text:span text:style-name="T173">↔</text:span><text:span text:style-name="T152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明顯例子，飛機 等速度飛行。</text:p>
                      <text:list>
                        <text:list-item>
                          <text:p text:style-name="P39">駕駛員、飛機內的空氣 靜止不動。</text:p>
                        </text:list-item>
                        <text:list-item>
                          <text:p text:style-name="P39">駕駛員、飛機內的空氣 蘊含的 力，不會 因為 等速度飛行，從 飛機內 跑到飛機外。</text:p>
                          <text:list>
                            <text:list-item>
                              <text:p text:style-name="P37">不會 從飛機內跑到飛機外 <text:span text:style-name="T174">↔</text:span><text:span text:style-name="T138"> 沒有 </text:span>後移現象。</text:p>
                              <text:list>
                                <text:list-item>
                                  <text:p text:style-name="P37">等速度飛行，飛機內 <text:span text:style-name="T138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駕駛員、飛機內的空氣 蘊含的 力，會 因為 超音速飛行，從 飛機前 跑到 飛機後。</text:p>
                          <text:list>
                            <text:list-item>
                              <text:p text:style-name="P39">會 從飛機前跑到飛機後 <text:span text:style-name="T174">↔</text:span><text:span text:style-name="T138"> 有 </text:span>後移現象。</text:p>
                              <text:list>
                                <text:list-item>
                                  <text:p text:style-name="P39">超音速飛行，飛機前的 聲音 <text:span text:style-name="T138">有 後移現象</text:span>。</text:p>
                                  <text:list>
                                    <text:list-item>
                                      <text:p text:style-name="P39">該後移現象 是 <text:span text:style-name="T16">從前到後型後移現象</text:span>。</text:p>
                                    </text:list-item>
                                    <text:list-item>
                                      <text:p text:style-name="P40"><text:span text:style-name="T16">從前到後型後移現象</text:span> 是 力 <text:span text:style-name="T16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7">飛機外的空氣<text:span text:style-name="T21">（蘊含的 往前運動）的 力，會因為 超音速，從飛機前跑到飛機後</text:span>。</text:p>
                              <text:list>
                                <text:list-item>
                                  <text:p text:style-name="P37"><text:span text:style-name="T21">超音速</text:span>飛行，飛機外 <text:span text:style-name="T138">有 </text:span>後移現象<text:span text:style-name="T21">。</text:span></text:p>
                                  <text:list>
                                    <text:list-item>
                                      <text:p text:style-name="P37"><text:span text:style-name="T21">超音速</text:span> 等速度飛行、變速度飛行，飛機外 <text:span text:style-name="T138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7">第<text:span text:style-name="T18">T</text:span><text:span text:style-name="T21">秒的（往前運動的）力</text:span><text:span text:style-name="T17">，在 飛機 前方。</text:span></text:p>
                                  <text:list>
                                    <text:list-item>
                                      <text:p text:style-name="P37"><text:span text:style-name="T21">剛出現的（往前運動的）力</text:span><text:span text:style-name="T17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">第<text:span text:style-name="T26">t</text:span><text:span text:style-name="T142">t&lt;T</text:span><text:span text:style-name="T21">秒的（往前運動的）力</text:span><text:span text:style-name="T17">，在 飛機 後方</text:span>。</text:p>
                                  <text:list>
                                    <text:list-item>
                                      <text:p text:style-name="P37"><text:span text:style-name="T21">已經出現一段時間的（往前運動的）力</text:span><text:span text:style-name="T17">，在 飛機 後方</text:span>。</text:p>
                                    </text:list-item>
                                    <text:list-item>
                                      <text:p text:style-name="P37"><text:span text:style-name="T26">t</text:span><text:span text:style-name="T142">t&lt;T</text:span><text:span text:style-name="T19"> &lt; T</text:span>。</text:p>
                                    </text:list-item>
                                    <text:list-item>
                                      <text:p text:style-name="P37">第<text:span text:style-name="T26">t</text:span><text:span text:style-name="T142">t&lt;T</text:span><text:span text:style-name="T21">秒的（往前運動的）力 </text:span><text:span text:style-name="T17">在 飛機 後方</text:span> <text:span text:style-name="T174">↔</text:span><text:span text:style-name="T138"> </text:span>後移現象。</text:p>
                                      <text:list>
                                        <text:list-item>
                                          <text:p text:style-name="P37">（對於 飛機 來說，力、聲音 的）相對速度<text:span text:style-name="T18"> = 音速–飛機速度</text:span>。</text:p>
                                        </text:list-item>
                                        <text:list-item>
                                          <text:p text:style-name="P37">（對於 飛機 來說，力、聲音 的）相對位置<text:span text:style-name="T18"> = 相對</text:span>速度<text:span text:style-name="T18">*（</text:span><text:span text:style-name="T24">T</text:span><text:span text:style-name="T18">–</text:span><text:span text:style-name="T22">t）</text:span>。</text:p>
                                        </text:list-item>
                                        <text:list-item>
                                          <text:p text:style-name="P10"><text:span text:style-name="T22">從前往後</text:span><text:span text:style-name="T8">型</text:span><text:span text:style-name="T22">後移</text:span><text:span text:style-name="T8">現象</text:span><text:span text:style-name="T22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12">從前到後型</text:span><text:span text:style-name="T15">後移現象</text:span><text:span text:style-name="T12">、從內到外型後移現象</text:span>。</text:p>
                  <text:list>
                    <text:list-item>
                      <text:p text:style-name="P41">明顯例子，飛機 超音速（加速度）飛行。</text:p>
                      <text:list>
                        <text:list-item>
                          <text:p text:style-name="P42">飛機外的 空氣 蘊含的 力，會 因為 超音速飛行，從 飛機前方 跑到 飛機後方。</text:p>
                          <text:list>
                            <text:list-item>
                              <text:p text:style-name="P42"><text:span text:style-name="T29">第T</text:span><text:span text:style-name="T30">秒</text:span><text:span text:style-name="T21">的 力 </text:span><text:span text:style-name="T17">在 飛機 前方</text:span>。</text:p>
                            </text:list-item>
                            <text:list-item>
                              <text:p text:style-name="P42">第<text:span text:style-name="T26">t</text:span><text:span text:style-name="T142">t&lt;T</text:span><text:span text:style-name="T21">秒的 力 </text:span><text:span text:style-name="T17">在 飛機 後方</text:span> <text:span text:style-name="T174">↔</text:span><text:span text:style-name="T138"> </text:span>後移現象、<text:span text:style-name="T138">從前到後型</text:span>後移現象。</text:p>
                              <text:list>
                                <text:list-item>
                                  <text:p text:style-name="P42">力 從 飛機前方 跑到 飛機後方 <text:span text:style-name="T174">↔</text:span><text:span text:style-name="T138"> </text:span>後移現象、<text:span text:style-name="T138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駕駛員、飛機內的空氣 蘊含的 力，會 因為 加速度飛行，從 飛機內 跑到飛機外。</text:p>
                          <text:list>
                            <text:list-item>
                              <text:p text:style-name="P42">駕駛員、飛機內的空氣 向後移動。</text:p>
                            </text:list-item>
                            <text:list-item>
                              <text:p text:style-name="P41">力 會 從飛機內跑到飛機外 <text:span text:style-name="T174">↔</text:span><text:span text:style-name="T138"> 力 有 </text:span>後移現象。</text:p>
                              <text:list>
                                <text:list-item>
                                  <text:p text:style-name="P41">加速度飛行，飛機內的 聲音 <text:span text:style-name="T138">有 後移現象</text:span>。</text:p>
                                  <text:list>
                                    <text:list-item>
                                      <text:p text:style-name="P41">該後移現象 是 <text:span text:style-name="T16">從內到外型後移現象</text:span>。</text:p>
                                    </text:list-item>
                                    <text:list-item>
                                      <text:p text:style-name="P43"><text:span text:style-name="T16">從內到外型後移現象</text:span> 是 力 <text:span text:style-name="T16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假定，飛機 超音速飛行。</text:p>
                          <text:list>
                            <text:list-item>
                              <text:p text:style-name="P44">飛機、駕駛員 會 先碰到<text:span text:style-name="T29"> 第t</text:span><text:span text:style-name="T143">t&lt;T</text:span><text:span text:style-name="T29">秒的力，之後 才碰到 第T秒</text:span>的力。</text:p>
                              <text:list>
                                <text:list-item>
                                  <text:p text:style-name="P44">駕駛員 是 在飛機內的 個體。</text:p>
                                </text:list-item>
                                <text:list-item>
                                  <text:p text:style-name="P44">飛機、駕駛員 有機<text:span text:style-name="T29">率認定，先出現第t</text:span><text:span text:style-name="T143">t&lt;T</text:span><text:span text:style-name="T29">秒的力 之後才出現第T秒的</text:span>力。</text:p>
                                </text:list-item>
                                <text:list-item>
                                  <text:p text:style-name="P44">飛機、駕駛員 會 先碰到 第<text:span text:style-name="T29">t秒的力，之後 才碰到第（t+1）秒</text:span>的力。</text:p>
                                  <text:list>
                                    <text:list-item>
                                      <text:p text:style-name="P44">飛機、駕駛員 有機率認定，因果正常。</text:p>
                                    </text:list-item>
                                    <text:list-item>
                                      <text:p text:style-name="P44">飛機、駕駛員 有機率認定，先有 因 才有 果。</text:p>
                                    </text:list-item>
                                    <text:list-item>
                                      <text:p text:style-name="P44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4">前方的個體 會 先碰到 第<text:span text:style-name="T20">T</text:span><text:span text:style-name="T21">秒的力、</text:span>飛機，之後 才碰到 第<text:span text:style-name="T26">t</text:span><text:span text:style-name="T142">t&lt;T</text:span><text:span text:style-name="T21">秒的 力</text:span>。</text:p>
                              <text:list>
                                <text:list-item>
                                  <text:p text:style-name="P44">前方的個體 是 在飛機外 並且 在飛機前方 的 個體。</text:p>
                                </text:list-item>
                                <text:list-item>
                                  <text:p text:style-name="P44">前方的個體 有機率認定，先出現第<text:span text:style-name="T20">T</text:span><text:span text:style-name="T21">秒的力</text:span>，之後才出現第<text:span text:style-name="T26">t</text:span><text:span text:style-name="T142">t&lt;T</text:span><text:span text:style-name="T21">秒的力</text:span>。</text:p>
                                </text:list-item>
                                <text:list-item>
                                  <text:p text:style-name="P44">前方的個體 會 先碰到 第（<text:span text:style-name="T19">t</text:span><text:span text:style-name="T23">+1</text:span><text:span text:style-name="T20">）</text:span><text:span text:style-name="T21">秒的力</text:span>，之後 才碰到第<text:span text:style-name="T19">t</text:span><text:span text:style-name="T21">秒的力</text:span>。</text:p>
                                  <text:list>
                                    <text:list-item>
                                      <text:p text:style-name="P44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44">前方的個體 有機率認定，先有 果 才有 因。</text:p>
                                    </text:list-item>
                                    <text:list-item>
                                      <text:p text:style-name="P44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只是因為 參考坐標系的 不同，產生的 錯覺、認知偏誤。</text:p>
                    </text:list-item>
                  </text:list>
                </text:list-item>
                <text:list-item>
                  <text:p text:style-name="P45">救護車、空氣 固定不動 →<text:span text:style-name="T16"> 聲音 出現 沒有紅移現象、沒有紫移現象。</text:span></text:p>
                  <text:list>
                    <text:list-item>
                      <text:p text:style-name="P45">位置，第<text:span text:style-name="T27">t秒</text:span>的力 前面於 第（<text:span text:style-name="T18">t+</text:span><text:span text:style-name="T28">1）</text:span>秒的力。</text:p>
                      <text:list>
                        <text:list-item>
                          <text:p text:style-name="P45">前方的個體 聽到的聲音 是 正序、正向順序、順向順序 聲音。</text:p>
                        </text:list-item>
                        <text:list-item>
                          <text:p text:style-name="P46">前方的個體 先聽到 第<text:span text:style-name="T27">t秒</text:span>的聲音，然後才會聽到 第（<text:span text:style-name="T18">t+</text:span><text:span text:style-name="T28">1）</text:span>秒的聲音。</text:p>
                          <text:list>
                            <text:list-item>
                              <text:p text:style-name="P45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救護車固定不動、<text:span text:style-name="T139">空氣</text:span>（<text:span text:style-name="T139">等速度</text:span>）<text:span text:style-name="T139">靠近 →</text:span><text:span text:style-name="T140"> 聲音</text:span><text:span text:style-name="T16"> 出現 </text:span><text:span text:style-name="T140">沒有紅移、沒有紫移、沒有音爆</text:span><text:span text:style-name="T16"> 現象</text:span>。</text:p>
                  <text:list>
                    <text:list-item>
                      <text:p text:style-name="P98"><text:span text:style-name="T153">位置，第</text:span><text:span text:style-name="T27">t秒</text:span><text:span text:style-name="T153">的力 前面於 第（</text:span><text:span text:style-name="T25">t+</text:span><text:span text:style-name="T28">1）</text:span><text:span text:style-name="T153">秒的力</text:span>。</text:p>
                    </text:list-item>
                    <text:list-item>
                      <text:p text:style-name="P47">聲音的 速度<text:span text:style-name="T18"> =（空氣的速度 + 空氣傳遞聲音的速度</text:span>）。</text:p>
                      <text:list>
                        <text:list-item>
                          <text:p text:style-name="P8">聲音的 速度<text:span text:style-name="T18"> =</text:span><text:span text:style-name="T5">（</text:span><text:span text:style-name="T74">空氣的速度</text:span><text:span text:style-name="T18"> + 音速</text:span><text:span text:style-name="T1">）</text:span>。</text:p>
                          <text:list>
                            <text:list-item>
                              <text:p text:style-name="P47">個體的 速度 =（介質的速度<text:span text:style-name="T29"> + </text:span>宗速）。</text:p>
                            </text:list-item>
                            <text:list-item>
                              <text:p text:style-name="P48"><text:span text:style-name="T29">聲音 相對於 空氣，的 相對速度（仍然）是 音速</text:span>。</text:p>
                            </text:list-item>
                            <text:list-item>
                              <text:p text:style-name="P49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0">明顯例子，假定，第一個個體 在 超音速（等速度）飛行的飛機 裡面，發出 聲響。</text:p>
                          <text:list>
                            <text:list-item>
                              <text:p text:style-name="P50">空氣 等速度運動，聲音 不會變成 更高頻的聲音、更低頻的聲音。</text:p>
                            </text:list-item>
                            <text:list-item>
                              <text:p text:style-name="P50">假定，第二個個體（也）在 飛機 裡面。</text:p>
                              <text:list>
                                <text:list-item>
                                  <text:p text:style-name="P50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0">假定，第三個個體 在 飛機 外面。</text:p>
                              <text:list>
                                <text:list-item>
                                  <text:p text:style-name="P51">第三個個體 有機率認定，該聲音的速度是<text:span text:style-name="T29">(飛機的速度+空氣傳遞聲音的速度)</text:span>。</text:p>
                                  <text:list>
                                    <text:list-item>
                                      <text:p text:style-name="P52">第三個個體 有機率認定，該聲音的 速度 是（超音速<text:span text:style-name="T29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明顯例子，地球 在做 高速 螺旋線運動。</text:p>
                      <text:list>
                        <text:list-item>
                          <text:p text:style-name="P52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53">抽象例子，空氣 攜帶、持有、傳遞 聲音。</text:p>
                    </text:list-item>
                    <text:list-item>
                      <text:p text:style-name="P52">抽象例子，曲線引擎，<text:span text:style-name="T154">空間</text:span> 攜帶、持有、傳遞 <text:span text:style-name="T154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6"> 聲音 出現 紅移</text:span><text:span text:style-name="T4">現象</text:span><text:span text:style-name="T16">、沒有音爆</text:span><text:span text:style-name="T4">現象</text:span>。</text:p>
                  <text:list>
                    <text:list-item>
                      <text:p text:style-name="P53">位置，第<text:span text:style-name="T27">t秒</text:span>的力 前面於 第（<text:span text:style-name="T18">t+</text:span><text:span text:style-name="T28">1）</text:span>秒的力。</text:p>
                    </text:list-item>
                    <text:list-item>
                      <text:p text:style-name="P54">聲音的 速度<text:span text:style-name="T29"> =（空氣的速度 + 空氣傳遞聲音的速度</text:span>）。</text:p>
                      <text:list>
                        <text:list-item>
                          <text:p text:style-name="P55">聲音的 速<text:span text:style-name="T29">度 =（空氣的速度 + 音速）。</text:span></text:p>
                          <text:list>
                            <text:list-item>
                              <text:p text:style-name="P55"><text:span text:style-name="T29">聲音 相對於 空氣，的 相對速度（仍然）是 音速</text:span>。</text:p>
                            </text:list-item>
                            <text:list-item>
                              <text:p text:style-name="P49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6">聲音 <text:span text:style-name="T175">↔</text:span><text:span text:style-name="T154"> 光</text:span> <text:span text:style-name="T175">↔</text:span><text:span text:style-name="T154"> 載具、個體。</text:span></text:p>
                          <text:list>
                            <text:list-item>
                              <text:p text:style-name="P56">空氣 <text:span text:style-name="T175">↔</text:span><text:span text:style-name="T154"> 空間</text:span> <text:span text:style-name="T175">↔</text:span><text:span text:style-name="T154"> 介質</text:span>。</text:p>
                            </text:list-item>
                            <text:list-item>
                              <text:p text:style-name="P49">音速 <text:span text:style-name="T175">↔</text:span><text:span text:style-name="T154"> 光速</text:span> <text:span text:style-name="T175">↔</text:span><text:span text:style-name="T154"> 宗速</text:span>。</text:p>
                              <text:list>
                                <text:list-item>
                                  <text:p text:style-name="P99">音速的 向前分量<text:span text:style-name="T153"> </text:span><text:span text:style-name="T175">↔</text:span><text:span text:style-name="T154"> 光速</text:span>的 向前分量<text:span text:style-name="T154"> </text:span><text:span text:style-name="T175">↔</text:span><text:span text:style-name="T154"> 宗速</text:span>的 向前分量。</text:p>
                                </text:list-item>
                                <text:list-item>
                                  <text:p text:style-name="P100">向前速度<text:span text:style-name="T153"> </text:span><text:span text:style-name="T175">↔</text:span><text:span text:style-name="T154"> 向前</text:span>速度<text:span text:style-name="T154"> </text:span><text:span text:style-name="T175">↔</text:span><text:span text:style-name="T154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空氣 加速度運動 →<text:span text:style-name="T155"> </text:span>空氣密度 變小 →<text:span text:style-name="T156"> 聲音 紅移 → 聲音的 向前速度 變大</text:span>。</text:p>
                      <text:list>
                        <text:list-item>
                          <text:p text:style-name="P57">空氣密度 <text:span text:style-name="T175">↔</text:span><text:span text:style-name="T154"> 空間節點密度</text:span> <text:span text:style-name="T175">↔</text:span><text:span text:style-name="T154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bookmark-start text:name="維度"/>維度<text:bookmark-end text:name="維度"/></text:p>
          <text:list>
            <text:list-item>
              <text:p text:style-name="P217">（相關描述在 <text:span text:style-name="T180">新生之書</text:span>的 <text:span text:style-name="T180">_</text:span> 文件群的 <text:span text:style-name="T180">維度</text:span>）</text:p>
            </text:list-item>
            <text:list-item>
              <text:p text:style-name="P57">點 的 移動維度（最多、上限）是 <text:span text:style-name="T88">1</text:span>維。</text:p>
              <text:list>
                <text:list-item>
                  <text:p text:style-name="P58">原因很明顯，點的 移動軌跡 不是 <text:span text:style-name="T90">2</text:span>條線。</text:p>
                </text:list-item>
                <text:list-item>
                  <text:p text:style-name="P59">原因很明顯，點的 移動軌跡 不是 <text:span text:style-name="T91">2</text:span><text:span text:style-name="T90">個</text:span>面。</text:p>
                </text:list-item>
                <text:list-item>
                  <text:p text:style-name="P58">原因很明顯，點的 移動軌跡 不是 <text:span text:style-name="T90">1個</text:span>面。</text:p>
                </text:list-item>
                <text:list-item>
                  <text:p text:style-name="P60">原因很明顯，點的 移動軌跡 是 <text:span text:style-name="T89">1</text:span>條線。</text:p>
                </text:list-item>
                <text:list-item>
                  <text:p text:style-name="P59">已知，點 的 移動維度（最多、上限）是 <text:span text:style-name="T88">1</text:span>維。</text:p>
                  <text:list>
                    <text:list-item>
                      <text:p text:style-name="P59">點的 空間維度（最多、上限）是 <text:span text:style-name="T88">1</text:span>維。</text:p>
                    </text:list-item>
                    <text:list-item>
                      <text:p text:style-name="P60">點的 時間維度（最多、上限）是 <text:span text:style-name="T88">1</text:span>維。</text:p>
                    </text:list-item>
                    <text:list-item>
                      <text:p text:style-name="P60">點的 時空維度（最多、上限）是 <text:span text:style-name="T88">1</text:span>維。</text:p>
                    </text:list-item>
                  </text:list>
                </text:list-item>
                <text:list-item>
                  <text:p text:style-name="P61">對於 某一特定點 來說，該點 的 移動維度（最多、上限）是 <text:span text:style-name="T88">1</text:span>維。</text:p>
                  <text:list>
                    <text:list-item>
                      <text:p text:style-name="P60">對於 某一特定<text:span text:style-name="T93">n</text:span><text:span text:style-name="T197">維</text:span>坐標系 來說，該點 的 移動維度（最多、上限）是 <text:span text:style-name="T93">n</text:span>維。</text:p>
                    </text:list-item>
                  </text:list>
                </text:list-item>
                <text:list-item>
                  <text:p text:style-name="P60">點的移動維度、坐標系 沒有 相關性、相依性。</text:p>
                  <text:list>
                    <text:list-item>
                      <text:p text:style-name="P62">點的移動維度、（<text:span text:style-name="T92">1</text:span><text:span text:style-name="T195">維（以上）的</text:span>）坐標系 沒有 相關性、相依性。</text:p>
                    </text:list-item>
                    <text:list-item>
                      <text:p text:style-name="P60">明顯例子，假定<text:span text:style-name="T29">，有 </text:span><text:span text:style-name="T31">3維</text:span><text:span text:style-name="T193">直角坐標系。</text:span></text:p>
                      <text:list>
                        <text:list-item>
                          <text:p text:style-name="P63">點 的 移動維度（最多、上限）<text:span text:style-name="T193">（仍然）</text:span>是 <text:span text:style-name="T88">1</text:span>維。</text:p>
                          <text:list>
                            <text:list-item>
                              <text:p text:style-name="P63">點的移動維度、<text:span text:style-name="T31">3維</text:span><text:span text:style-name="T193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64">點 在 <text:span text:style-name="T31">3維</text:span><text:span text:style-name="T193">直角坐標系的 移動軌跡（仍然）是 </text:span><text:span text:style-name="T31">1條線</text:span>。<text:span text:style-name="T185">{</text:span><text:span text:style-name="T188">、</text:span><text:span text:style-name="T189">1個點}</text:span></text:p>
                        </text:list-item>
                        <text:list-item>
                          <text:p text:style-name="P64">對於 該點、<text:span text:style-name="T31">3維</text:span><text:span text:style-name="T193">直角坐標系 來說，該點的 移動軌跡 是 </text:span><text:span text:style-name="T31">1條線</text:span><text:span text:style-name="T29">。</text:span><text:span text:style-name="T185">{</text:span><text:span text:style-name="T188">、</text:span><text:span text:style-name="T189">1個點}</text:span></text:p>
                          <text:list>
                            <text:list-item>
                              <text:p text:style-name="P65">對於 該點 來說，自己<text:span text:style-name="T29">（最多 只能）</text:span>感測、交互作用<text:span text:style-name="T29"> </text:span><text:span text:style-name="T32">1個</text:span><text:span text:style-name="T194">維度</text:span>。</text:p>
                              <text:list>
                                <text:list-item>
                                  <text:p text:style-name="P66">對於 該點 來說，點（當下）（最多、只能夠<text:span text:style-name="T29">）</text:span>感測、交互作用<text:span text:style-name="T29"> </text:span><text:span text:style-name="T32">1個</text:span><text:span text:style-name="T194">維度</text:span>。</text:p>
                                </text:list-item>
                                <text:list-item>
                                  <text:p text:style-name="P67">對於 該<text:span text:style-name="T31">點</text:span><text:span text:style-name="T193"> 來說，自己的 移動軌跡 是</text:span><text:span text:style-name="T31"> </text:span><text:span text:style-name="T33">1</text:span><text:span text:style-name="T19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8">對於 <text:span text:style-name="T31">3維</text:span><text:span text:style-name="T193">直角坐標系</text:span> 來說，該點<text:span text:style-name="T29">（最多 只能）</text:span>感測、交互作用<text:span text:style-name="T29"> </text:span><text:span text:style-name="T35">3</text:span><text:span text:style-name="T32">個</text:span><text:span text:style-name="T194">維度</text:span>。</text:p>
                              <text:list>
                                <text:list-item>
                                  <text:p text:style-name="P68">對於 <text:span text:style-name="T31">3維</text:span><text:span text:style-name="T193">直角坐標系</text:span> 來說，該點（當下）（最多<text:span text:style-name="T29">）</text:span>感測、交互作用<text:span text:style-name="T29"> </text:span><text:span text:style-name="T36">3</text:span><text:span text:style-name="T32">個</text:span><text:span text:style-name="T194">維度</text:span>。</text:p>
                                </text:list-item>
                                <text:list-item>
                                  <text:p text:style-name="P69">對於 <text:span text:style-name="T31">3維</text:span><text:span text:style-name="T193">直角坐標系 來說，</text:span>該<text:span text:style-name="T193">點的 移動軌跡 是</text:span><text:span text:style-name="T31"> 3</text:span><text:span text:style-name="T19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明顯例子，假定<text:span text:style-name="T29">，有 </text:span><text:span text:style-name="T31">某一特定</text:span><text:span text:style-name="T34">n</text:span><text:span text:style-name="T31">維</text:span><text:span text:style-name="T193">坐標系</text:span>。</text:p>
                      <text:list>
                        <text:list-item>
                          <text:p text:style-name="P63">點 的 移動維度（最多、上限）<text:span text:style-name="T193">（仍然）</text:span>是 <text:span text:style-name="T88">1</text:span>維。</text:p>
                          <text:list>
                            <text:list-item>
                              <text:p text:style-name="P63">點的移動維度、<text:span text:style-name="T34">該n維</text:span><text:span text:style-name="T193">坐標系</text:span> 沒有 相關性、相依性。</text:p>
                              <text:list>
                                <text:list-item>
                                  <text:p text:style-name="P63">假定<text:span text:style-name="T29">，</text:span><text:span text:style-name="T38">n </text:span><text:span text:style-name="T39">≥</text:span><text:span text:style-name="T38"> 1</text:span><text:span text:style-name="T19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點 在 <text:span text:style-name="T34">該n維</text:span><text:span text:style-name="T193">坐標系的 移動軌跡（仍然）是 </text:span><text:span text:style-name="T31">1條線</text:span>。<text:span text:style-name="T185">{</text:span><text:span text:style-name="T188">、</text:span><text:span text:style-name="T189">1個點}</text:span></text:p>
                        </text:list-item>
                        <text:list-item>
                          <text:p text:style-name="P72">對於 該點、<text:span text:style-name="T34">該n維</text:span><text:span text:style-name="T193">坐標系 來說，該點的 移動軌跡 是 </text:span><text:span text:style-name="T31">1條線</text:span><text:span text:style-name="T29">。</text:span><text:span text:style-name="T185">{</text:span><text:span text:style-name="T188">、</text:span><text:span text:style-name="T189">1個點}</text:span></text:p>
                          <text:list>
                            <text:list-item>
                              <text:p text:style-name="P73">對於 該點 來說，自己<text:span text:style-name="T29">（最多 只能）</text:span>感測、交互作用<text:span text:style-name="T29"> </text:span><text:span text:style-name="T32">1個</text:span><text:span text:style-name="T194">維度</text:span>。</text:p>
                              <text:list>
                                <text:list-item>
                                  <text:p text:style-name="P73">對於 該點 來說，點（當下）（最多、只能夠<text:span text:style-name="T29">）</text:span>感測、交互作用<text:span text:style-name="T29"> </text:span><text:span text:style-name="T32">1個</text:span><text:span text:style-name="T194">維度</text:span>。</text:p>
                                </text:list-item>
                                <text:list-item>
                                  <text:p text:style-name="P73">對於 該<text:span text:style-name="T31">點</text:span><text:span text:style-name="T193"> 來說，自己的 移動軌跡 是</text:span><text:span text:style-name="T31"> </text:span><text:span text:style-name="T33">1</text:span><text:span text:style-name="T193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3">對於 <text:span text:style-name="T34">該n維</text:span><text:span text:style-name="T193">坐標系</text:span> 來說，該點<text:span text:style-name="T29">（最多 只能）</text:span>感測、交互作用<text:span text:style-name="T29"> </text:span><text:span text:style-name="T37">n</text:span><text:span text:style-name="T32">個</text:span><text:span text:style-name="T194">維度</text:span>。</text:p>
                              <text:list>
                                <text:list-item>
                                  <text:p text:style-name="P73">對於 <text:span text:style-name="T34">該n維</text:span><text:span text:style-name="T193">坐標系</text:span> 來說，該點（當下）（最多<text:span text:style-name="T29">）</text:span>感測、交互作用<text:span text:style-name="T29"> </text:span><text:span text:style-name="T37">n</text:span><text:span text:style-name="T32">個</text:span><text:span text:style-name="T194">維度</text:span>。</text:p>
                                </text:list-item>
                                <text:list-item>
                                  <text:p text:style-name="P73">對於 <text:span text:style-name="T94">該n維</text:span><text:span text:style-name="T193">坐標系 來說，</text:span>該<text:span text:style-name="T193">點的 移動軌跡 是</text:span><text:span text:style-name="T95"> </text:span><text:span text:style-name="T96">n</text:span><text:span text:style-name="T193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<text:bookmark-start text:name="函數"/>函數<text:bookmark-end text:name="函數"/></text:p>
          <text:list>
            <text:list-item>
              <text:p text:style-name="P74">明顯例子，世界（現象、本質）<text:span text:style-name="T171">↔</text:span><text:span text:style-name="T157"> </text:span>函數。</text:p>
              <text:list>
                <text:list-item>
                  <text:p text:style-name="P101"><text:span text:style-name="T153">現象 </text:span><text:span text:style-name="T171">↔</text:span><text:span text:style-name="T78"> </text:span><text:span text:style-name="T76">y</text:span>。</text:p>
                  <text:list>
                    <text:list-item>
                      <text:p text:style-name="P101">假定，<text:span text:style-name="T76">y</text:span><text:span text:style-name="T18"> = </text:span><text:span text:style-name="T76">f(x)</text:span>。</text:p>
                      <text:list>
                        <text:list-item>
                          <text:p text:style-name="P101"><text:span text:style-name="T153">現象 存在 </text:span><text:span text:style-name="T171">↔</text:span><text:span text:style-name="T157"> </text:span><text:span text:style-name="T77">y</text:span><text:span text:style-name="T18">曲線</text:span><text:span text:style-name="T77">、</text:span><text:span text:style-name="T76">f(x)</text:span><text:span text:style-name="T18">曲線</text:span><text:span text:style-name="T76"> 的 某一特定點</text:span>。</text:p>
                        </text:list-item>
                        <text:list-item>
                          <text:p text:style-name="P101"><text:span text:style-name="T153">現象 變化 </text:span><text:span text:style-name="T171">↔</text:span><text:span text:style-name="T157"> </text:span><text:span text:style-name="T78">y</text:span><text:span text:style-name="T18">曲線</text:span><text:span text:style-name="T78">、</text:span><text:span text:style-name="T76">f(x)</text:span><text:span text:style-name="T18">曲線</text:span><text:span text:style-name="T76"> 的 某一特定點的 變化</text:span>。</text:p>
                        </text:list-item>
                        <text:list-item>
                          <text:p text:style-name="P101">現象的 變量、變因、變化因子<text:span text:style-name="T153"> </text:span><text:span text:style-name="T171">↔</text:span><text:span text:style-name="T157"> </text:span><text:span text:style-name="T78">x</text:span>。</text:p>
                        </text:list-item>
                      </text:list>
                    </text:list-item>
                    <text:list-item>
                      <text:p text:style-name="P101">假定，<text:span text:style-name="T18">f(x) = </text:span><text:span text:style-name="T75">a * x</text:span><text:span text:style-name="T159">2</text:span><text:span text:style-name="T75"> + b * x + c</text:span>。</text:p>
                      <text:list>
                        <text:list-item>
                          <text:p text:style-name="P74">第<text:span text:style-name="T81">1</text:span>層本質 <text:span text:style-name="T171">↔</text:span><text:span text:style-name="T157"> </text:span><text:span text:style-name="T75">a * x</text:span><text:span text:style-name="T159">2</text:span><text:span text:style-name="T75"> + b * x + c</text:span>。</text:p>
                          <text:list>
                            <text:list-item>
                              <text:p text:style-name="P74">第<text:span text:style-name="T81">1</text:span>層本質 是 現象背後的 本質。</text:p>
                              <text:list>
                                <text:list-item>
                                  <text:p text:style-name="P101"><text:span text:style-name="T153">現象背後的 本質 </text:span><text:span text:style-name="T171">↔</text:span><text:span text:style-name="T78"> </text:span><text:span text:style-name="T153">現象背後的 原</text:span>因。</text:p>
                                </text:list-item>
                                <text:list-item>
                                  <text:p text:style-name="P101"><text:span text:style-name="T153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221"><text:span text:style-name="T179">（相關描述在 </text:span><text:span text:style-name="T181">新生之書</text:span><text:span text:style-name="T179">的 </text:span><text:span text:style-name="T181">哲學</text:span><text:span text:style-name="T179"> 文件群的 </text:span><text:span text:style-name="T182">亞里斯多德</text:span><text:span text:style-name="T179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4">假定，<text:span text:style-name="T79">x = g(z)</text:span><text:span text:style-name="T169">。</text:span></text:p>
                          <text:list>
                            <text:list-item>
                              <text:p text:style-name="P101"><text:span text:style-name="T153">（現象的）本質 存在 </text:span><text:span text:style-name="T171">↔</text:span><text:span text:style-name="T78"> x</text:span><text:span text:style-name="T18">曲線</text:span><text:span text:style-name="T77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</text:span>。</text:p>
                            </text:list-item>
                            <text:list-item>
                              <text:p text:style-name="P101"><text:span text:style-name="T153">（現象的）本質 變化 </text:span><text:span text:style-name="T171">↔</text:span><text:span text:style-name="T157"> </text:span><text:span text:style-name="T78">x</text:span><text:span text:style-name="T18">曲線</text:span><text:span text:style-name="T78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的 變化</text:span>。</text:p>
                            </text:list-item>
                            <text:list-item>
                              <text:p text:style-name="P101"><text:span text:style-name="T153">（現象的）本質</text:span>的 變量、變因、變化因子<text:span text:style-name="T153"> </text:span><text:span text:style-name="T171">↔</text:span><text:span text:style-name="T157"> </text:span><text:span text:style-name="T78">z</text:span>。</text:p>
                            </text:list-item>
                          </text:list>
                        </text:list-item>
                        <text:list-item>
                          <text:p text:style-name="P101">假定，<text:span text:style-name="T80">g</text:span><text:span text:style-name="T18">(</text:span><text:span text:style-name="T80">z</text:span><text:span text:style-name="T18">) =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<text:list>
                            <text:list-item>
                              <text:p text:style-name="P74">（現象背後的 本質背後的）本質 <text:span text:style-name="T171">↔</text:span><text:span text:style-name="T157">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    <text:list>
                                <text:list-item>
                                  <text:p text:style-name="P74">第<text:span text:style-name="T82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86">x</text:span><text:span text:style-name="T83"> 是 </text:span>（現象背後的 本質背後的）本質的 現象。</text:p>
                              <text:list>
                                <text:list-item>
                                  <text:p text:style-name="P74"><text:span text:style-name="T80">g</text:span><text:span text:style-name="T83">(</text:span><text:span text:style-name="T80">z</text:span><text:span text:style-name="T83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74">明顯例子，感測、記錄、好奇、觀察、驗證、拆解、組裝 函數的 現象、本質。</text:p>
                            </text:list-item>
                            <text:list-item>
                              <text:p text:style-name="P74">明顯例子，某一特定個體 有機率 感測、記錄、好奇、拆解、組裝、拓展 現象。</text:p>
                              <text:list>
                                <text:list-item>
                                  <text:p text:style-name="P216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74">明顯例子，某一特定個體 有機率 感測、記錄、好奇、拆解、組裝、拓展 本質。</text:p>
                              <text:list>
                                <text:list-item>
                                  <text:p text:style-name="P216">該個體 有機率 感測、記錄、好奇（d * z + e）。</text:p>
                                </text:list-item>
                                <text:list-item>
                                  <text:p text:style-name="P216">該個體 有機率 感測、記錄、好奇、拆解出（d * z）。</text:p>
                                  <text:list>
                                    <text:list-item>
                                      <text:p text:style-name="P74">拆解<text:span text:style-name="T177">出</text:span> 的 明顯例子，學習<text:span text:style-name="T177">，各種 電路</text:span>元件、<text:span text:style-name="T177">經常使用的簡易電路</text:span>架構。</text:p>
                                      <text:list>
                                        <text:list-item>
                                          <text:p text:style-name="P216">（相關描述 在 <text:span text:style-name="T180">新生之書</text:span>的 <text:span text:style-name="T180">_</text:span> 文件群的 <text:span text:style-name="T180">數學</text:span> 的 <text:span text:style-name="T18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6">該個體 有機率 感測、記錄、好奇、組裝出、拓展出<text:span text:style-name="T18">（d / z）</text:span>。</text:p>
                                </text:list-item>
                                <text:list-item>
                                  <text:p text:style-name="P216">該個體 有機率 感測、記錄、好奇、拆解出<text:span text:style-name="T18"> z</text:span>。</text:p>
                                </text:list-item>
                                <text:list-item>
                                  <text:p text:style-name="P216">該個體 有機率 感測、記錄、好奇、拆解出 <text:span text:style-name="T18">e</text:span>。</text:p>
                                </text:list-item>
                                <text:list-item>
                                  <text:p text:style-name="P216">該個體 有機率 感測、記錄、好奇、組裝出、拓展出（<text:span text:style-name="T18">z + e</text:span>）。</text:p>
                                </text:list-item>
                                <text:list-item>
                                  <text:p text:style-name="P216">該個體 有機率 感測、記錄、好奇、組裝出、拓展出<text:span text:style-name="T18">（z–e</text:span>）。</text:p>
                                </text:list-item>
                                <text:list-item>
                                  <text:p text:style-name="P216">該個體 有機率 感測、記錄、好奇、組裝出、拓展出（<text:span text:style-name="T18">z</text:span><text:span text:style-name="T158">e</text:span>）。</text:p>
                                </text:list-item>
                                <text:list-item>
                                  <text:p text:style-name="P216">該個體 有機率 感測、記錄、好奇、組裝出、拓展出（<text:span text:style-name="T18">d</text:span><text:span text:style-name="T141">2</text:span><text:span text:style-name="T18"> * z + e</text:span><text:span text:style-name="T145">3</text:span>）。</text:p>
                                </text:list-item>
                                <text:list-item>
                                  <text:p text:style-name="P216">該個體 有機率 感測、記錄、好奇、組裝出、拓展出（<text:span text:style-name="T18">d</text:span><text:span text:style-name="T141">2</text:span><text:span text:style-name="T18">*z</text:span><text:span text:style-name="T158">2</text:span><text:span text:style-name="T18"> + e</text:span><text:span text:style-name="T141">2</text:span><text:span text:style-name="T18">*z + e</text:span><text:span text:style-name="T141">3</text:span>）。</text:p>
                                </text:list-item>
                                <text:list-item>
                                  <text:p text:style-name="P216">該個體 有機率 感測、記錄、好奇、組裝出、拓展出（<text:span text:style-name="T18">d</text:span><text:span text:style-name="T141">2</text:span><text:span text:style-name="T18"> * z + x / y</text:span>）。</text:p>
                                  <text:list>
                                    <text:list-item>
                                      <text:p text:style-name="P74">組裝<text:span text:style-name="T177">出</text:span>、拓展<text:span text:style-name="T177">出 </text:span>的 明顯例子，創造 <text:span text:style-name="T177">數學</text:span>工具。</text:p>
                                      <text:list>
                                        <text:list-item>
                                          <text:p text:style-name="P216">（相關描述 在 <text:span text:style-name="T180">新生之書</text:span>的 <text:span text:style-name="T180">_</text:span> 文件群的 <text:span text:style-name="T180">數學</text:span> 的 <text:span text:style-name="T180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抽象例子，第<text:span text:style-name="T85">i</text:span>層本質 是（現象背後的（<text:span text:style-name="T18">本質背後的）</text:span><text:span text:style-name="T158">(</text:span><text:span text:style-name="T161">i</text:span><text:span text:style-name="T160">-1</text:span><text:span text:style-name="T158">)</text:span>）本質 <text:span text:style-name="T171">↔</text:span><text:span text:style-name="T78"> </text:span><text:span text:style-name="T97">y</text:span><text:span text:style-name="T144">i</text:span>。</text:p>
                      <text:list>
                        <text:list-item>
                          <text:p text:style-name="P74"><text:span text:style-name="T168">假定，</text:span><text:span text:style-name="T76">y</text:span><text:span text:style-name="T144">i</text:span><text:span text:style-name="T83"> = </text:span><text:span text:style-name="T76">f</text:span><text:span text:style-name="T144">i</text:span><text:span text:style-name="T76">(x</text:span><text:span text:style-name="T144">i</text:span><text:span text:style-name="T76">)</text:span>。</text:p>
                        </text:list-item>
                        <text:list-item>
                          <text:p text:style-name="P74">假定，<text:span text:style-name="T85">i</text:span><text:span text:style-name="T84"> &gt; 0</text:span><text:span text:style-name="T170">。</text:span></text:p>
                          <text:list>
                            <text:list-item>
                              <text:p text:style-name="P74">第<text:span text:style-name="T85">i</text:span>層本質 是（現象的（<text:span text:style-name="T18">本質的）</text:span><text:span text:style-name="T158">(</text:span><text:span text:style-name="T161">i</text:span><text:span text:style-name="T160">-1</text:span><text:span text:style-name="T158">)</text:span>）本質。</text:p>
                              <text:list>
                                <text:list-item>
                                  <text:p text:style-name="P74">第<text:span text:style-name="T85">i</text:span>層本質 存在 <text:span text:style-name="T171">↔</text:span><text:span text:style-name="T78"> </text:span><text:span text:style-name="T97">y</text:span><text:span text:style-name="T144">i</text:span><text:span text:style-name="T146">+</text:span><text:span text:style-name="T148">+</text:span><text:span text:style-name="T83">曲線（幾何、形狀、線上）</text:span><text:span text:style-name="T76">的 某一特定點</text:span>。</text:p>
                                </text:list-item>
                                <text:list-item>
                                  <text:p text:style-name="P74">第<text:span text:style-name="T85">i</text:span>層本質 變化 <text:span text:style-name="T171">↔</text:span><text:span text:style-name="T76"> 某一特定點（沿著、遵循著 </text:span><text:span text:style-name="T97">y</text:span><text:span text:style-name="T144">i</text:span><text:span text:style-name="T146">+</text:span><text:span text:style-name="T148">+</text:span><text:span text:style-name="T83">曲線 幾何）</text:span><text:span text:style-name="T76">的 變化</text:span>。</text:p>
                                  <text:list>
                                    <text:list-item>
                                      <text:p text:style-name="P74"><text:span text:style-name="T97">抽象例子，y</text:span><text:span text:style-name="T144">i</text:span><text:span text:style-name="T18"> </text:span><text:span text:style-name="T171">↔</text:span><text:span text:style-name="T78"> </text:span><text:span text:style-name="T75">x</text:span><text:span text:style-name="T97">。</text:span></text:p>
                                    </text:list-item>
                                    <text:list-item>
                                      <text:p text:style-name="P74"><text:span text:style-name="T97">抽象例子，y</text:span><text:span text:style-name="T144">i</text:span><text:span text:style-name="T83">曲線</text:span> <text:span text:style-name="T171">↔</text:span><text:span text:style-name="T157"> </text:span><text:span text:style-name="T75">a * x</text:span><text:span text:style-name="T159">2</text:span><text:span text:style-name="T75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4">第<text:span text:style-name="T85">i</text:span>層本質的 <text:span text:style-name="T168">變量</text:span> <text:span text:style-name="T171">↔</text:span><text:span text:style-name="T78"> </text:span><text:span text:style-name="T97">y</text:span><text:span text:style-name="T144">i</text:span><text:span text:style-name="T146">+</text:span><text:span text:style-name="T149">2</text:span>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97">y</text:span><text:span text:style-name="T144">i</text:span><text:span text:style-name="T83"> 是 </text:span><text:span text:style-name="T97">y</text:span><text:span text:style-name="T144">i</text:span><text:span text:style-name="T146">+</text:span><text:span text:style-name="T147">1</text:span><text:span text:style-name="T83">曲線的 單一現象、瞬間現象、當下現象</text:span>。</text:p>
                              <text:list>
                                <text:list-item>
                                  <text:p text:style-name="P74"><text:span text:style-name="T97">y</text:span><text:span text:style-name="T144">i</text:span><text:span text:style-name="T83"> 是 </text:span><text:span text:style-name="T97">y</text:span><text:span text:style-name="T144">i</text:span><text:span text:style-name="T146">-</text:span><text:span text:style-name="T147">1</text:span><text:span text:style-name="T83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74"><text:span text:style-name="T97">y</text:span><text:span text:style-name="T144">i</text:span><text:span text:style-name="T83">曲線 是 </text:span><text:span text:style-name="T97">y</text:span><text:span text:style-name="T144">i</text:span><text:span text:style-name="T146">+</text:span><text:span text:style-name="T147">1</text:span><text:span text:style-name="T83">曲線的 整體現象、可能性現象</text:span>。</text:p>
                              <text:list>
                                <text:list-item>
                                  <text:p text:style-name="P74"><text:span text:style-name="T97">y</text:span><text:span text:style-name="T144">i</text:span><text:span text:style-name="T83">曲線 是 </text:span><text:span text:style-name="T97">y</text:span><text:span text:style-name="T144">i</text:span><text:span text:style-name="T146">-</text:span><text:span text:style-name="T147">1</text:span><text:span text:style-name="T83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明顯例子，<text:span text:style-name="T198">物</text:span><text:span text:style-name="T83">體</text:span>（影子、存在<text:span text:style-name="T18">）</text:span><text:span text:style-name="T171">↔</text:span><text:span text:style-name="T157"> </text:span>函數。</text:p>
              <text:list>
                <text:list-item>
                  <text:p text:style-name="P76">存在 投影出 影子。</text:p>
                  <text:list>
                    <text:list-item>
                      <text:p text:style-name="P77">光 照射<text:span text:style-name="T83">（</text:span><text:span text:style-name="T198">物</text:span><text:span text:style-name="T83">體的）</text:span>存在 →<text:span text:style-name="T83">（</text:span><text:span text:style-name="T198">物</text:span><text:span text:style-name="T83">體的）</text:span>存在 投影出<text:span text:style-name="T83">（</text:span><text:span text:style-name="T198">物</text:span><text:span text:style-name="T83">體的）</text:span>影子。</text:p>
                    </text:list-item>
                    <text:list-item>
                      <text:p text:style-name="P218">光 照射<text:span text:style-name="T83">（</text:span><text:span text:style-name="T198">物</text:span><text:span text:style-name="T83">體 </text:span><text:span text:style-name="T98">以外</text:span><text:span text:style-name="T83">的）</text:span>存在 →<text:span text:style-name="T83">（其他</text:span><text:span text:style-name="T198">物</text:span><text:span text:style-name="T83">體的）</text:span>存在 投影出<text:span text:style-name="T83">（</text:span><text:span text:style-name="T198">物</text:span><text:span text:style-name="T83">體 </text:span><text:span text:style-name="T98">以外</text:span><text:span text:style-name="T83">的）</text:span>影子。</text:p>
                    </text:list-item>
                    <text:list-item>
                      <text:p text:style-name="P218">光 照射 <text:span text:style-name="T98">&lt;?</text:span><text:span text:style-name="T100">a</text:span><text:span text:style-name="T99">&gt;</text:span><text:span text:style-name="T98">真空</text:span> →<text:span text:style-name="T83">（</text:span><text:span text:style-name="T198">物</text:span><text:span text:style-name="T83">體、其他</text:span><text:span text:style-name="T198">物</text:span><text:span text:style-name="T83">體</text:span><text:span text:style-name="T98"> </text:span><text:span text:style-name="T83">的）不</text:span>存在 投影出 <text:span text:style-name="T83">亮光處</text:span>。</text:p>
                    </text:list-item>
                  </text:list>
                </text:list-item>
                <text:list-item>
                  <text:p text:style-name="P78"><text:span text:style-name="T83">牆壁 顯現（</text:span><text:span text:style-name="T198">物</text:span><text:span text:style-name="T83">體的）</text:span>影子 →<text:span text:style-name="T83">（</text:span><text:span text:style-name="T198">物</text:span><text:span text:style-name="T83">體的）</text:span>影子 輪廓出<text:span text:style-name="T83">（</text:span><text:span text:style-name="T198">物</text:span><text:span text:style-name="T83">體的）</text:span>存在。</text:p>
                </text:list-item>
                <text:list-item>
                  <text:p text:style-name="P79"><text:span text:style-name="T198">物</text:span><text:span text:style-name="T83">體</text:span>（影子、存在<text:span text:style-name="T18">）</text:span>。</text:p>
                  <text:list>
                    <text:list-item>
                      <text:p text:style-name="P80">影子。</text:p>
                      <text:list>
                        <text:list-item>
                          <text:p text:style-name="P81">影子<text:span text:style-name="T157"> </text:span><text:span text:style-name="T171">↔</text:span><text:span text:style-name="T157"> </text:span>現象、<text:span text:style-name="T83">（</text:span><text:span text:style-name="T198">亞里斯多德 認定的）感覺、表象</text:span>。</text:p>
                          <text:list>
                            <text:list-item>
                              <text:p text:style-name="P219">（現象 的 相關描述在 <text:span text:style-name="T180">世界學</text:span> 文件群的 <text:span text:style-name="T180">函數</text:span>的 <text:span text:style-name="T180">明顯例子，世界（現象、本質）</text:span><text:span text:style-name="T176">↔</text:span><text:span text:style-name="T183"> </text:span><text:span text:style-name="T180">函數</text:span>）</text:p>
                            </text:list-item>
                          </text:list>
                        </text:list-item>
                        <text:list-item>
                          <text:p text:style-name="P82">影子<text:span text:style-name="T83">的 </text:span>影子。</text:p>
                          <text:list>
                            <text:list-item>
                              <text:p text:style-name="P220">明顯例子，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。</text:p>
                            </text:list-item>
                          </text:list>
                        </text:list-item>
                        <text:list-item>
                          <text:p text:style-name="P82">影子<text:span text:style-name="T83">的 </text:span>存在。</text:p>
                        </text:list-item>
                      </text:list>
                    </text:list-item>
                    <text:list-item>
                      <text:p text:style-name="P80">存在。</text:p>
                      <text:list>
                        <text:list-item>
                          <text:p text:style-name="P83">存在<text:span text:style-name="T157"> </text:span><text:span text:style-name="T171">↔</text:span><text:span text:style-name="T157"> </text:span>本質、<text:span text:style-name="T83">（</text:span><text:span text:style-name="T198">亞里斯多德 認定的）</text:span>背後的原因。</text:p>
                          <text:list>
                            <text:list-item>
                              <text:p text:style-name="P219">（本質 的 相關描述在 <text:span text:style-name="T180">世界學</text:span> 文件群的 <text:span text:style-name="T180">函數</text:span>的 <text:span text:style-name="T180">明顯例子，世界（現象、本質）</text:span><text:span text:style-name="T176">↔</text:span><text:span text:style-name="T183"> </text:span><text:span text:style-name="T180">函數</text:span>）</text:p>
                            </text:list-item>
                          </text:list>
                        </text:list-item>
                        <text:list-item>
                          <text:p text:style-name="P82">存在<text:span text:style-name="T83">的 </text:span>影子。</text:p>
                        </text:list-item>
                        <text:list-item>
                          <text:p text:style-name="P82">存在<text:span text:style-name="T83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<text:bookmark-start text:name="速度"/>速度<text:bookmark-end text:name="速度"/></text:p>
          <text:list>
            <text:list-item>
              <text:p text:style-name="P84">明顯例子，假定，某一特定個體 是 位移個體。</text:p>
              <text:list>
                <text:list-item>
                  <text:p text:style-name="P84">該個體 生存、生活 在 位移世界 當中。</text:p>
                  <text:list>
                    <text:list-item>
                      <text:p text:style-name="P84">該個體 以 位移 為 坐標系零點。</text:p>
                    </text:list-item>
                    <text:list-item>
                      <text:p text:style-name="P85">位移世界 <text:span text:style-name="T200">↔</text:span><text:span text:style-name="T199"> </text:span><text:span text:style-name="T103">路徑型真實世界</text:span>。</text:p>
                      <text:list>
                        <text:list-item>
                          <text:p text:style-name="P85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5">該個體 有機率不知道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222">（<text:span text:style-name="T103">路徑型真實世界 的相關描述在 </text:span><text:span text:style-name="T104">新生之書</text:span><text:span text:style-name="T103">的 </text:span><text:span text:style-name="T104">_</text:span><text:span text:style-name="T103"> 文件群的 </text:span><text:span text:style-name="T104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4">該個體 有機率認定 位移 是 位移、尺寸、空間。</text:p>
                  <text:list>
                    <text:list-item>
                      <text:p text:style-name="P86">對於 該個體 來說，位移 是 位移、尺寸、空間。</text:p>
                    </text:list-item>
                  </text:list>
                </text:list-item>
                <text:list-item>
                  <text:p text:style-name="P84">該個體 有機率認定 速度 是 速度。</text:p>
                </text:list-item>
                <text:list-item>
                  <text:p text:style-name="P84">該個體 有機率認定 位移變化的間隔、速度的間隔 是 時間。</text:p>
                </text:list-item>
                <text:list-item>
                  <text:p text:style-name="P84">假定，其他個體 在做 等位移運動、速度等於零的運動。</text:p>
                  <text:list>
                    <text:list-item>
                      <text:p text:style-name="P84">該個體 有機率認定，其他個體 在做 靜止運動。</text:p>
                    </text:list-item>
                  </text:list>
                </text:list-item>
                <text:list-item>
                  <text:p text:style-name="P84">假定，其他個體 在做 等速度運動。</text:p>
                  <text:list>
                    <text:list-item>
                      <text:p text:style-name="P84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2">明顯例子，假定，某一特定個體 是 速度個體。</text:p>
              <text:list>
                <text:list-item>
                  <text:p text:style-name="P87">該個體 生存、生活 在 速度世界 當中。</text:p>
                  <text:list>
                    <text:list-item>
                      <text:p text:style-name="P88">該個體 以 速度 為 坐標系零點。</text:p>
                    </text:list-item>
                    <text:list-item>
                      <text:p text:style-name="P89">速度世界 <text:span text:style-name="T200">↔</text:span><text:span text:style-name="T199"> 路徑微分</text:span><text:span text:style-name="T106">1</text:span><text:span text:style-name="T199">次</text:span><text:span text:style-name="T103">型真實世界</text:span>。</text:p>
                      <text:list>
                        <text:list-item>
                          <text:p text:style-name="P85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5">該個體 有機率不知道，（自己<text:span text:style-name="T105">）</text:span>生存、生活 在 速度世界、<text:span text:style-name="T199">路徑微分</text:span><text:span text:style-name="T106">1</text:span><text:span text:style-name="T199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2">該個體 有機率認定 速度 是 位移、尺寸、空間。</text:p>
                  <text:list>
                    <text:list-item>
                      <text:p text:style-name="P86">對於 該個體 來說，速度 是 位移、尺寸、空間。</text:p>
                    </text:list-item>
                  </text:list>
                </text:list-item>
                <text:list-item>
                  <text:p text:style-name="P82">該個體 有機率認定 加速度 是 速度。</text:p>
                </text:list-item>
                <text:list-item>
                  <text:p text:style-name="P90">該個體 有機率認定 速度變化的間隔、加速度的間隔 是 時間。</text:p>
                </text:list-item>
                <text:list-item>
                  <text:p text:style-name="P90">假定，其他個體 在做 等速度運動、加速度等於零的運動。</text:p>
                  <text:list>
                    <text:list-item>
                      <text:p text:style-name="P90">該個體 有機率認定，其他個體 在做 靜止運動。</text:p>
                    </text:list-item>
                  </text:list>
                </text:list-item>
                <text:list-item>
                  <text:p text:style-name="P82">假定，其他個體 在做 等加速度運動。</text:p>
                  <text:list>
                    <text:list-item>
                      <text:p text:style-name="P82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1">明顯例子，假定，某一特定個體 是（<text:span text:style-name="T29">S</text:span><text:span text:style-name="T165">a</text:span><text:span text:style-name="T29"> / </text:span><text:span text:style-name="T43">t</text:span><text:span text:style-name="T165">b</text:span><text:span text:style-name="T43">）個體</text:span>。</text:p>
              <text:list>
                <text:list-item>
                  <text:p text:style-name="P92">該個體 生存、生活 在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世界 當中。</text:p>
                  <text:list>
                    <text:list-item>
                      <text:p text:style-name="P92">該個體 以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為 坐標系零點。</text:p>
                      <text:list>
                        <text:list-item>
                          <text:p text:style-name="P102"><text:span text:style-name="T102">a、b</text:span><text:span text:style-name="T18"> </text:span>是 某一特定數值。</text:p>
                        </text:list-item>
                      </text:list>
                    </text:list-item>
                    <text:list-item>
                      <text:p text:style-name="P103">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<text:span text:style-name="T153">世界 </text:span><text:span text:style-name="T200">↔</text:span><text:span text:style-name="T199"> 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9">次</text:span><text:span text:style-name="T103">型真實世界</text:span>。</text:p>
                      <text:list>
                        <text:list-item>
                          <text:p text:style-name="P93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93">該個體 有機率不知道，（自己<text:span text:style-name="T105">）</text:span>生存、生活 在（<text:span text:style-name="T18">S</text:span><text:span text:style-name="T167">a</text:span><text:span text:style-name="T18"> / </text:span><text:span text:style-name="T105">t</text:span><text:span text:style-name="T167">b</text:span><text:span text:style-name="T105">）</text:span>世界。</text:p>
                        </text:list-item>
                        <text:list-item>
                          <text:p text:style-name="P94">該個體 有機率不知道，（自己<text:span text:style-name="T105">）</text:span>生存、生活 在 <text:span text:style-name="T199">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9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2">該個體 有機率認定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是 位移、尺寸、空間。</text:p>
                  <text:list>
                    <text:list-item>
                      <text:p text:style-name="P92">對於 該個體 來說，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是 位移、尺寸、空間。</text:p>
                    </text:list-item>
                  </text:list>
                </text:list-item>
                <text:list-item>
                  <text:p text:style-name="P95">該個體 有機率認定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是 速度。</text:p>
                  <text:list>
                    <text:list-item>
                      <text:p text:style-name="P95">該個體 有機率認定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4">2</text:span><text:span text:style-name="T43">）</text:span>是 加速度。</text:p>
                    </text:list-item>
                  </text:list>
                </text:list-item>
                <text:list-item>
                  <text:p text:style-name="P95">該個體 有機率認定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變化的間隔、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的間隔 是 時間。</text:p>
                </text:list-item>
                <text:list-item>
                  <text:p text:style-name="P95">假定，其他個體 在做 等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運動、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等於零的運動。</text:p>
                  <text:list>
                    <text:list-item>
                      <text:p text:style-name="P96">該個體 有機率認定，其他個體 在做 靜止運動。</text:p>
                    </text:list-item>
                  </text:list>
                </text:list-item>
                <text:list-item>
                  <text:p text:style-name="P95">假定，其他個體 在做 等（<text:span text:style-name="T29">S</text:span><text:span text:style-name="T165">a</text:span><text:span text:style-name="T29"> / </text:span><text:span text:style-name="T43">t</text:span><text:span text:style-name="T166">b</text:span><text:span text:style-name="T162">+</text:span><text:span text:style-name="T163">1</text:span><text:span text:style-name="T43">）</text:span>運動。</text:p>
                  <text:list>
                    <text:list-item>
                      <text:p text:style-name="P92">該個體 有機率認定，其他個體 在做 慣性運動、等（<text:span text:style-name="T29">S</text:span><text:span text:style-name="T165">a</text:span><text:span text:style-name="T29"> / </text:span><text:span text:style-name="T43">t</text:span><text:span text:style-name="T165">b</text:span><text:span text:style-name="T43">）</text:span>運動。</text:p>
                    </text:list-item>
                  </text:list>
                </text:list-item>
                <text:list-item>
                  <text:p text:style-name="P92">該個體 有機率，從（<text:span text:style-name="T29">S</text:span><text:span text:style-name="T165">a</text:span><text:span text:style-name="T29"> / </text:span><text:span text:style-name="T43">t</text:span><text:span text:style-name="T165">b</text:span><text:span text:style-name="T43">）個體 變成</text:span>（<text:span text:style-name="T29">S</text:span><text:span text:style-name="T165">c</text:span><text:span text:style-name="T29"> / </text:span><text:span text:style-name="T43">t</text:span><text:span text:style-name="T165">d</text:span><text:span text:style-name="T43">）個體</text:span>。</text:p>
                  <text:list>
                    <text:list-item>
                      <text:p text:style-name="P104"><text:span text:style-name="T101">c、d</text:span><text:span text:style-name="T18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5">尺度 <text:span text:style-name="T201">↔</text:span><text:span text:style-name="T205"> 存在、變化</text:span><text:span text:style-name="T178">、</text:span><text:span text:style-name="T177">存在的影子、存在的存在、存在的變化</text:span><text:span text:style-name="T178">、變化的影子</text:span><text:span text:style-name="T177">、</text:span><text:span text:style-name="T178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6">明顯例子，第一個個體 距離 第二個個體 越遠。</text:p>
                  <text:list>
                    <text:list-item>
                      <text:p text:style-name="P106">對於 第一個個體 來說，第二個個體的<text:span text:style-name="T105"> </text:span><text:span text:style-name="T110">存在、變化</text:span> 越小。</text:p>
                      <text:list>
                        <text:list-item>
                          <text:p text:style-name="P107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  <text:list-item>
                      <text:p text:style-name="P108">對於 第二個個體 來說，第二個個體的<text:span text:style-name="T105"> </text:span><text:span text:style-name="T110">存在、變化 正常</text:span>。<text:span text:style-name="T192">{對於（當下的）第二個個體 來說}</text:span></text:p>
                      <text:list>
                        <text:list-item>
                          <text:p text:style-name="P109">以 第二個個體 為 坐標系零點，第二個個體的<text:span text:style-name="T105"> </text:span><text:span text:style-name="T110">存在、變化 正常</text:span>。</text:p>
                          <text:list>
                            <text:list-item>
                              <text:p text:style-name="P110"><text:span text:style-name="T110">存在、變化 </text:span>正常 是 <text:span text:style-name="T110">存在、變化 </text:span>沒有變形、沒有扭曲、沒有失真。</text:p>
                            </text:list-item>
                            <text:list-item>
                              <text:p text:style-name="P110">原因很明顯<text:span text:style-name="T29">，</text:span><text:span text:style-name="T46">當下，</text:span>第二個個體、第二個<text:span text:style-name="T29">個體 之</text:span>間的 相對距離 不變、無法改變。</text:p>
                              <text:list>
                                <text:list-item>
                                  <text:p text:style-name="P111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2">抽象描述，假定，第二個個<text:span text:style-name="T29">體（本身）</text:span>沒有 變形。</text:p>
                          <text:list>
                            <text:list-item>
                              <text:p text:style-name="P112">明顯例子，第二個個<text:span text:style-name="T29">體(本身)</text:span>沒有 變形、分裂、複製、融合、繁衍、分形、遞迴。</text:p>
                              <text:list>
                                <text:list-item>
                                  <text:p text:style-name="P112">變形 的 明顯例子，變大、變寬、變鈍角。</text:p>
                                </text:list-item>
                                <text:list-item>
                                  <text:p text:style-name="P112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13">對於 第二個個體 來說，第二個個體的<text:span text:style-name="T105"> </text:span><text:span text:style-name="T110">存在、變化 正常</text:span>。</text:p>
                              <text:list>
                                <text:list-item>
                                  <text:p text:style-name="P114">以 第二個個體 為 坐標系零點，第二個個體的<text:span text:style-name="T105"> </text:span><text:span text:style-name="T110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5">抽象描述，假定，第二個個<text:span text:style-name="T29">體（本身）</text:span>有 變形。</text:p>
                          <text:list>
                            <text:list-item>
                              <text:p text:style-name="P115">對於<text:span text:style-name="T29">(當下的)</text:span>第二個個體 來說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5">以<text:span text:style-name="T29">(當下的)</text:span>第二個個體 為坐標系零點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3">對於<text:span text:style-name="T29">(過去的)第二個個體 來說，(當下的)</text:span>第二個個體的<text:span text:style-name="T105"> </text:span><text:span text:style-name="T110">存在、變化 有機率變形</text:span>。</text:p>
                            </text:list-item>
                            <text:list-item>
                              <text:p text:style-name="P116"><text:span text:style-name="T29">以(過去的)第二個個體 為坐標系零點，(當下的)</text:span>第二個個體的<text:span text:style-name="T105"> </text:span><text:span text:style-name="T110">存在 有機率變形</text:span>。</text:p>
                            </text:list-item>
                            <text:list-item>
                              <text:p text:style-name="P116"><text:span text:style-name="T29">以(過去的)第二個個體 為坐標系零點，(當下的)</text:span>第二個個體的<text:span text:style-name="T105"> 變化</text:span><text:span text:style-name="T110"> 有機率變形</text:span>。</text:p>
                            </text:list-item>
                            <text:list-item>
                              <text:p text:style-name="P116">明顯例子，假定，在<text:span text:style-name="T112">10000</text:span><text:span text:style-name="T207">年前，</text:span>某一特定個體 待在 地球。</text:p>
                              <text:list>
                                <text:list-item>
                                  <text:p text:style-name="P116">假定，當下，該個體 待在 月球。</text:p>
                                </text:list-item>
                                <text:list-item>
                                  <text:p text:style-name="P117">對於 （<text:span text:style-name="T112">當下</text:span><text:span text:style-name="T207">的</text:span>）該個體 來說，（<text:span text:style-name="T112">當下</text:span><text:span text:style-name="T207">的</text:span>）該個體的 體重 沒有改變。</text:p>
                                </text:list-item>
                                <text:list-item>
                                  <text:p text:style-name="P118">對於 （<text:span text:style-name="T112">10000</text:span><text:span text:style-name="T207">年前的</text:span>）該個體 來說，（<text:span text:style-name="T112">當下</text:span><text:span text:style-name="T207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8">假定，過去的、當下的 時間差 無限趨近於零。</text:p>
                              <text:list>
                                <text:list-item>
                                  <text:p text:style-name="P119">對於<text:span text:style-name="T29">(過去的)第二個個體 來說，(當下的)</text:span>第二個個體的<text:span text:style-name="T110">存在 無限趨近於正常</text:span>。</text:p>
                                </text:list-item>
                                <text:list-item>
                                  <text:p text:style-name="P119">對於<text:span text:style-name="T29">(過去的)第二個個體 來說，(當下的)</text:span>第二個個體的變化<text:span text:style-name="T110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110">存在、變化</text:span> 越小。</text:p>
                          <text:list>
                            <text:list-item>
                              <text:p text:style-name="P120">以 第一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  <text:list-item>
                          <text:p text:style-name="P121">對於 第二個個體 來說，第二個個體的<text:span text:style-name="T105"> </text:span><text:span text:style-name="T110">存在、變化</text:span> 越小。</text:p>
                          <text:list>
                            <text:list-item>
                              <text:p text:style-name="P120">以 第二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<text:span text:style-name="T110">存在</text:span><text:span text:style-name="T18"> </text:span>越小。</text:p>
              <text:list>
                <text:list-item>
                  <text:p text:style-name="P123">明顯例子，距離 越遠，<text:span text:style-name="T110">存在</text:span><text:span text:style-name="T18"> </text:span>越小。</text:p>
                  <text:list>
                    <text:list-item>
                      <text:p text:style-name="P124">明顯例子，第一個個體 距離 第二個個體 越遠。</text:p>
                      <text:list>
                        <text:list-item>
                          <text:p text:style-name="P124">對於 第一個個體 來說，第二個個體的<text:span text:style-name="T105"> </text:span>長度、佔據（畫面的）長度 越小。</text:p>
                        </text:list-item>
                        <text:list-item>
                          <text:p text:style-name="P125">以 第一個個體 為 坐標系零點，第二個個體的<text:span text:style-name="T105"> </text:span>長度、佔據（畫面的）長度 越小。</text:p>
                        </text:list-item>
                      </text:list>
                    </text:list-item>
                    <text:list-item>
                      <text:p text:style-name="P124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面積、佔據（畫面的）面積 越小。</text:p>
                        </text:list-item>
                        <text:list-item>
                          <text:p text:style-name="P125">以 第一個個體 為 坐標系零點，第二個個體的<text:span text:style-name="T105"> </text:span>面積、佔據（畫面的）面積 越小。</text:p>
                        </text:list-item>
                      </text:list>
                    </text:list-item>
                    <text:list-item>
                      <text:p text:style-name="P106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<text:span text:style-name="T204">Π</text:span><text:span text:style-name="T109">(a</text:span><text:span text:style-name="T150">i</text:span><text:span text:style-name="T109">)</text:span> 越小。<text:span text:style-name="T191">{假定，第二個個體 是 長方個體}</text:span></text:p>
                        </text:list-item>
                        <text:list-item>
                          <text:p text:style-name="P127">以 第一個個體 為 坐標系零點，第二個個體的<text:span text:style-name="T105"> </text:span><text:span text:style-name="T204">Π</text:span><text:span text:style-name="T109">(a</text:span><text:span text:style-name="T150">i</text:span><text:span text:style-name="T109">)</text:span> <text:span text:style-name="T110"><text:s/></text:span>越小</text:p>
                        </text:list-item>
                      </text:list>
                    </text:list-item>
                    <text:list-item>
                      <text:p text:style-name="P127">明顯例子，第一個個體 距離 第二個個體 越遠。</text:p>
                      <text:list>
                        <text:list-item>
                          <text:p text:style-name="P127">對於 第一個個體 來說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積分n次</text:span> 越小。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積分n次 </text:span>越小。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微分n次</text:span> 越小。</text:p>
                        </text:list-item>
                        <text:list-item>
                          <text:p text:style-name="P122">以 第一個個體 為 坐標系零點，第二個個體的<text:span text:style-name="T105"> </text:span><text:span text:style-name="T110">f(L</text:span><text:span text:style-name="T151">1</text:span><text:span text:style-name="T111">,…,L</text:span><text:span text:style-name="T151">n</text:span><text:span text:style-name="T110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2">明顯例子，距離 越遠，<text:span text:style-name="T110">存在</text:span><text:span text:style-name="T18"> </text:span>越小，密度 越大。</text:p>
                  <text:list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2">對於 第一個個體 來說，第二個個體的<text:span text:style-name="T105"> 密度</text:span>、佔據（畫面的）密度 越大。</text:p>
                        </text:list-item>
                        <text:list-item>
                          <text:p text:style-name="P129">以 第一個個體 為 坐標系零點，第二個個體的<text:span text:style-name="T105"> </text:span>密度、佔據（畫面的）密度 越大。</text:p>
                          <text:list>
                            <text:list-item>
                              <text:p text:style-name="P122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密度的密度</text:span>、佔<text:span text:style-name="T29">據</text:span><text:span text:style-name="T44">(</text:span><text:span text:style-name="T29">畫面的</text:span><text:span text:style-name="T44">)</text:span><text:span text:style-name="T29">密</text:span>度<text:span text:style-name="T105">的密度</text:span> 越大。</text:p>
                        </text:list-item>
                        <text:list-item>
                          <text:p text:style-name="P129">以 第一個個體 為 坐標系零點，第二個個體的<text:span text:style-name="T105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明顯例子，距離 越遠，<text:span text:style-name="T105">變化</text:span> 越小。</text:p>
              <text:list>
                <text:list-item>
                  <text:p text:style-name="P130">明顯例子，距離 越遠，<text:span text:style-name="T105">變化</text:span> 越小。</text:p>
                  <text:list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位移、（畫面上的）移動距離 越小。</text:p>
                        </text:list-item>
                        <text:list-item>
                          <text:p text:style-name="P125">以 第一個個體 為 坐標系零點，第二個個體的<text:span text:style-name="T105"> </text:span>位移、（畫面上的）移動距離 越小。</text:p>
                        </text:list-item>
                      </text:list>
                    </text:list-item>
                    <text:list-item>
                      <text:p text:style-name="P131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速度、（畫面上的）移動速度 越小。</text:p>
                        </text:list-item>
                        <text:list-item>
                          <text:p text:style-name="P125">以 第一個個體 為 坐標系零點，第二個個體的<text:span text:style-name="T105"> </text:span>速度、（畫面上的）移動速度 越小。</text:p>
                        </text:list-item>
                      </text:list>
                    </text:list-item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33">對於 第一個個體 來說，第二個個體的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 越小。</text:p>
                        </text:list-item>
                        <text:list-item>
                          <text:p text:style-name="P134">以 第一個個體 為 坐標系零點，第二個個體的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 越小。</text:p>
                        </text:list-item>
                      </text:list>
                    </text:list-item>
                    <text:list-item>
                      <text:p text:style-name="P134">明顯例子，第一個個體 距離 第二個個體 越遠。</text:p>
                      <text:list>
                        <text:list-item>
                          <text:p text:style-name="P134">對於 第一個個體 來說，第二個個體的<text:span text:style-name="T105"> </text:span><text:span text:style-name="T108">f(S)微分n次</text:span> 越小。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08">f(S)微分n次</text:span> 越小。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08">f(S)積分n次</text:span> 越小。</text:p>
                        </text:list-item>
                        <text:list-item>
                          <text:p text:style-name="P135">以 第一個個體 為 坐標系零點，第二個個體的<text:span text:style-name="T105"> </text:span><text:span text:style-name="T108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6">明顯例子，距離 越遠，<text:span text:style-name="T105">變化</text:span> 越小。</text:p>
                  <text:list>
                    <text:list-item>
                      <text:p text:style-name="P136">明顯例子，第一個個體 距離 第二個個體 越遠。</text:p>
                      <text:list>
                        <text:list-item>
                          <text:p text:style-name="P137">對於 第一個個體 來說，第二個個體的<text:span text:style-name="T105"> 前進位移、上升位移、靠近位移</text:span> 越小。</text:p>
                        </text:list-item>
                        <text:list-item>
                          <text:p text:style-name="P137">以 第一個個體 為 坐標系零點，第二個個體的<text:span text:style-name="T105"> 前進、上升、靠近 位移 </text:span>越小。</text:p>
                        </text:list-item>
                      </text:list>
                    </text:list-item>
                    <text:list-item>
                      <text:p text:style-name="P136">明顯例子，第一個個體 距離 第二個個體 越遠。</text:p>
                      <text:list>
                        <text:list-item>
                          <text:p text:style-name="P138">對於 第一個個體 來說，第二個個體的<text:span text:style-name="T105"> 前進</text:span>速度<text:span text:style-name="T105">、上升</text:span>速度<text:span text:style-name="T105">、靠近</text:span>速度 越小。</text:p>
                        </text:list-item>
                        <text:list-item>
                          <text:p text:style-name="P138">以 第一個個體 為 坐標系零點，第二個個體的<text:span text:style-name="T105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越大，尺度 越小。</text:p>
              <text:list>
                <text:list-item>
                  <text:p text:style-name="P139"><text:span text:style-name="T40">∞ &gt; S、</text:span><text:span text:style-name="T42">t、</text:span><text:span text:style-name="T41">a、</text:span><text:span text:style-name="T42">b</text:span><text:span text:style-name="T40"> &gt; -∞</text:span>。</text:p>
                </text:list-item>
                <text:list-item>
                  <text:p text:style-name="P140">明顯例子，第一個個體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第二個個體 越大。</text:p>
                  <text:list>
                    <text:list-item>
                      <text:p text:style-name="P140">對於 第一個個體 來說，第二個個體的<text:span text:style-name="T105"> </text:span><text:span text:style-name="T110">存在、變化</text:span> 越小。</text:p>
                    </text:list-item>
                    <text:list-item>
                      <text:p text:style-name="P140">以 第一個個體 為 坐標系零點，第二個個體的<text:span text:style-name="T105"> </text:span><text:span text:style-name="T110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53">（</text:span><text:span text:style-name="T25">S</text:span><text:span text:style-name="T167">a</text:span><text:span text:style-name="T25"> / </text:span><text:span text:style-name="T105">t</text:span><text:span text:style-name="T167">b</text:span><text:span text:style-name="T105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110">存在、變化</text:span> 越小。</text:p>
                        </text:list-item>
                        <text:list-item>
                          <text:p text:style-name="P140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明顯例子，距離 越遠，波 越變形。</text:p>
              <text:list>
                <text:list-item>
                  <text:p text:style-name="P142">波 的 明顯例<text:span text:style-name="T29">子，</text:span><text:span text:style-name="T206">週期波、非週期波、脈衝波</text:span><text:span text:style-name="T29">、方波、弦波、</text:span><text:span text:style-name="T45">sin波、sin面波、sin體</text:span><text:span text:style-name="T206">波。</text:span></text:p>
                </text:list-item>
                <text:list-item>
                  <text:p text:style-name="P141">明顯例子，第一個個體 距離 第二個個體 越遠。</text:p>
                  <text:list>
                    <text:list-item>
                      <text:p text:style-name="P143">對於 第一個個體 來說，第二個個體的<text:span text:style-name="T105"> </text:span>頻率越大、振幅越小、相位差越小。</text:p>
                      <text:list>
                        <text:list-item>
                          <text:p text:style-name="P143">以 第一個個體 為 坐標系零點，第二個個體的<text:span text:style-name="T105"> </text:span>頻率越大、振幅越小、相位差越小。</text:p>
                        </text:list-item>
                      </text:list>
                    </text:list-item>
                    <text:list-item>
                      <text:p text:style-name="P144">對於 第二個個體 來說，第二個個體的 頻率、振幅、相位差 <text:span text:style-name="T110">正常</text:span>。</text:p>
                      <text:list>
                        <text:list-item>
                          <text:p text:style-name="P144">以 第二個個體 為 坐標系零點，第二個個體的 頻率、振幅、相位差 <text:span text:style-name="T110">正常</text:span>。</text:p>
                        </text:list-item>
                        <text:list-item>
                          <text:p text:style-name="P145">頻率、振幅、相位差<text:span text:style-name="T110"> </text:span>正常 是 頻率、振幅、相位差<text:span text:style-name="T110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5">假定，第一個個體、第二個個體 的 宗速 相同。</text:p>
              <text:list>
                <text:list-item>
                  <text:p text:style-name="P176">假定，第一個個體、第二個個體 是（除了 尺寸（、尺度）以外，）一模一樣的 複製體。</text:p>
                </text:list-item>
                <text:list-item>
                  <text:p text:style-name="P177">假定，尺寸（、尺度），第一個個體 小於 第二個個體。</text:p>
                  <text:list>
                    <text:list-item>
                      <text:p text:style-name="P213">第一個個體 是 第二個個體的 縮小版。</text:p>
                    </text:list-item>
                  </text:list>
                </text:list-item>
                <text:list-item>
                  <text:p text:style-name="P178">思考速度、文明發展速度，第一個個體 有機率更快於 第二個個體。</text:p>
                  <text:list>
                    <text:list-item>
                      <text:p text:style-name="P179">原因很明顯，尺寸 更小，宗速 相同。</text:p>
                      <text:list>
                        <text:list-item>
                          <text:p text:style-name="P180"><text:span text:style-name="T222">第一個個體的 感測 精準度、靈敏度 </text:span>有機率 <text:span text:style-name="T222">更高</text:span>。</text:p>
                        </text:list-item>
                        <text:list-item>
                          <text:p text:style-name="P181"><text:span text:style-name="T222">第一個個體的 內在物質 交互作用 所需的 距離、能量、物質 </text:span>有機率 <text:span text:style-name="T222">更小、更少</text:span>。</text:p>
                        </text:list-item>
                        <text:list-item>
                          <text:p text:style-name="P182"><text:span text:style-name="T222">第一個個體的 內在物質 存在</text:span> 有機率<text:span text:style-name="T222">更</text:span>小。</text:p>
                        </text:list-item>
                        <text:list-item>
                          <text:p text:style-name="P181"><text:span text:style-name="T222">第一個個體的 內在物質 </text:span>變化 有機率<text:span text:style-name="T222">更</text:span>快。</text:p>
                        </text:list-item>
                        <text:list-item>
                          <text:p text:style-name="P183"><text:span text:style-name="T214">明顯例子，</text:span>假定，<text:span text:style-name="T214">第一個個體</text:span>、第二個個體 心跳。</text:p>
                          <text:list>
                            <text:list-item>
                              <text:p text:style-name="P181">心跳速度，<text:span text:style-name="T214">第一個個體</text:span> 有機率更快於 第二個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4">假定，第一個個體的 尺寸（、尺度）過小。</text:p>
                      <text:list>
                        <text:list-item>
                          <text:p text:style-name="P184">第一個個體 有機率 無法維持、無法成形。</text:p>
                        </text:list-item>
                        <text:list-item>
                          <text:p text:style-name="P184">明顯例子，假定，賽車跑道 過小。</text:p>
                          <text:list>
                            <text:list-item>
                              <text:p text:style-name="P184">汽車 有機率 衝出跑道。</text:p>
                              <text:list>
                                <text:list-item>
                                  <text:p text:style-name="P184">原因很明顯，汽車 車速 過快。</text:p>
                                </text:list-item>
                                <text:list-item>
                                  <text:p text:style-name="P184">原因很明顯，汽車 來不及轉彎、來不及轉向。</text:p>
                                </text:list-item>
                                <text:list-item>
                                  <text:p text:style-name="P185">賽車跑道 <text:span text:style-name="T203">↔</text:span><text:span text:style-name="T224"> </text:span>第一個個體（的 外殼區）。</text:p>
                                  <text:list>
                                    <text:list-item>
                                      <text:p text:style-name="P185">汽車 <text:span text:style-name="T203">↔</text:span><text:span text:style-name="T224"> 內在物質</text:span>。</text:p>
                                    </text:list-item>
                                    <text:list-item>
                                      <text:p text:style-name="P186">車速 <text:span text:style-name="T203">↔</text:span>（宗速 投影到 前<text:span text:style-name="T224">進方向的）前進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6"><text:bookmark-start text:name="&lt;a&gt;個體"/><text:span text:style-name="T113">&lt;?</text:span><text:span text:style-name="T114">a&gt;</text:span><text:span text:style-name="T208">個體</text:span><text:bookmark-end text:name="&lt;a&gt;個體"/></text:p>
          <text:list>
            <text:list-item>
              <text:p text:style-name="P147"><text:span text:style-name="T18">&lt;?a&gt;</text:span>個體。</text:p>
              <text:list>
                <text:list-item>
                  <text:p text:style-name="P148"><text:span text:style-name="T133">n </text:span><text:span text:style-name="T223">≥</text:span><text:span text:style-name="T118"> </text:span><text:span text:style-name="T18">a</text:span><text:span text:style-name="T133"> </text:span><text:span text:style-name="T223">≥</text:span><text:span text:style-name="T118"> </text:span><text:span text:style-name="T132">u</text:span>。</text:p>
                </text:list-item>
                <text:list-item>
                  <text:p text:style-name="P149"><text:span text:style-name="T18">&lt;?</text:span><text:span text:style-name="T115">1</text:span><text:span text:style-name="T18">&gt;</text:span>個體<text:span text:style-name="T18"> </text:span>的<text:span text:style-name="T18"> </text:span>明顯例子，<text:span text:style-name="T130">力</text:span>。</text:p>
                </text:list-item>
                <text:list-item>
                  <text:p text:style-name="P150"><text:span text:style-name="T18">&lt;?</text:span><text:span text:style-name="T131">2</text:span><text:span text:style-name="T18">&gt;</text:span>個體<text:span text:style-name="T18"> </text:span>的<text:span text:style-name="T18"> </text:span>明顯例子，<text:span text:style-name="T213">人類</text:span>。</text:p>
                </text:list-item>
                <text:list-item>
                  <text:p text:style-name="P150"><text:span text:style-name="T18">&lt;?</text:span><text:span text:style-name="T131">3</text:span><text:span text:style-name="T18">&gt;</text:span>個體<text:span text:style-name="T18"> </text:span>的<text:span text:style-name="T18"> </text:span>明顯例子，空間。</text:p>
                </text:list-item>
              </text:list>
            </text:list-item>
            <text:list-item>
              <text:p text:style-name="P166"><text:span text:style-name="T135">&lt;?</text:span><text:span text:style-name="T137">a&gt;</text:span><text:span text:style-name="T135">個</text:span><text:span text:style-name="T225">體</text:span>。</text:p>
              <text:list>
                <text:list-item>
                  <text:p text:style-name="P171">個體流層級、第<text:span text:style-name="T229">a</text:span><text:span text:style-name="T227">層</text:span><text:span text:style-name="T226">級個體流</text:span>。</text:p>
                  <text:list>
                    <text:list-item>
                      <text:p text:style-name="P170">第<text:span text:style-name="T227">0層</text:span><text:span text:style-name="T226">級個體流 的 </text:span>明顯例子，<text:span text:style-name="T135">個</text:span><text:span text:style-name="T225">體</text:span>。</text:p>
                    </text:list-item>
                    <text:list-item>
                      <text:p text:style-name="P170">第<text:span text:style-name="T228">1</text:span><text:span text:style-name="T227">層</text:span><text:span text:style-name="T226">級個體流 的 </text:span>明顯例子，<text:span text:style-name="T135">個</text:span><text:span text:style-name="T225">體流</text:span>。</text:p>
                    </text:list-item>
                    <text:list-item>
                      <text:p text:style-name="P170">第<text:span text:style-name="T228">2</text:span><text:span text:style-name="T227">層</text:span><text:span text:style-name="T226">級個體流 的 </text:span>明顯例子，<text:span text:style-name="T135">個</text:span><text:span text:style-name="T225">體流流</text:span>。</text:p>
                    </text:list-item>
                  </text:list>
                </text:list-item>
                <text:list-item>
                  <text:p text:style-name="P166">明顯例子，<text:span text:style-name="T135">&lt;?</text:span><text:span text:style-name="T137">a&gt;</text:span><text:span text:style-name="T135">個</text:span><text:span text:style-name="T225">體、</text:span><text:span text:style-name="T135">&lt;?</text:span><text:span text:style-name="T137">a&gt;</text:span><text:span text:style-name="T135">個</text:span><text:span text:style-name="T225">體流、</text:span><text:span text:style-name="T135">&lt;?</text:span><text:span text:style-name="T137">a&gt;</text:span><text:span text:style-name="T135">個</text:span><text:span text:style-name="T225">體流流</text:span>。</text:p>
                  <text:list>
                    <text:list-item>
                      <text:p text:style-name="P172"><text:span text:style-name="T225">明顯例子</text:span>。</text:p>
                      <text:list>
                        <text:list-item>
                          <text:p text:style-name="P172"><text:span text:style-name="T135">&lt;?</text:span><text:span text:style-name="T137">a&gt;</text:span><text:span text:style-name="T135">個</text:span><text:span text:style-name="T225">體 </text:span><text:span text:style-name="T203">↔</text:span><text:span text:style-name="T224"> 位移</text:span>。</text:p>
                        </text:list-item>
                        <text:list-item>
                          <text:p text:style-name="P172"><text:span text:style-name="T135">&lt;?</text:span><text:span text:style-name="T137">a&gt;</text:span><text:span text:style-name="T135">個</text:span><text:span text:style-name="T225">體流 </text:span><text:span text:style-name="T203">↔</text:span><text:span text:style-name="T224"> 速度</text:span>。</text:p>
                        </text:list-item>
                        <text:list-item>
                          <text:p text:style-name="P172"><text:span text:style-name="T135">&lt;?</text:span><text:span text:style-name="T137">a&gt;</text:span><text:span text:style-name="T135">個</text:span><text:span text:style-name="T225">體流流 </text:span><text:span text:style-name="T203">↔</text:span><text:span text:style-name="T224"> 加速度</text:span>。</text:p>
                        </text:list-item>
                      </text:list>
                    </text:list-item>
                    <text:list-item>
                      <text:p text:style-name="P168"><text:span text:style-name="T225">明顯例子</text:span>。</text:p>
                      <text:list>
                        <text:list-item>
                          <text:p text:style-name="P168"><text:span text:style-name="T135">&lt;?</text:span><text:span text:style-name="T137">a&gt;</text:span><text:span text:style-name="T135">個</text:span><text:span text:style-name="T225">體 </text:span><text:span text:style-name="T203">↔</text:span><text:span text:style-name="T224"> 水</text:span>。</text:p>
                        </text:list-item>
                        <text:list-item>
                          <text:p text:style-name="P166"><text:span text:style-name="T135">&lt;?</text:span><text:span text:style-name="T137">a&gt;</text:span><text:span text:style-name="T135">個</text:span><text:span text:style-name="T225">體流 </text:span><text:span text:style-name="T203">↔</text:span><text:span text:style-name="T224"> 水流</text:span>。</text:p>
                        </text:list-item>
                      </text:list>
                    </text:list-item>
                    <text:list-item>
                      <text:p text:style-name="P167"><text:span text:style-name="T225">明顯例子</text:span>。</text:p>
                      <text:list>
                        <text:list-item>
                          <text:p text:style-name="P167"><text:span text:style-name="T135">&lt;?</text:span><text:span text:style-name="T137">a&gt;</text:span><text:span text:style-name="T135">個</text:span><text:span text:style-name="T225">體 </text:span><text:span text:style-name="T203">↔</text:span><text:span text:style-name="T224"> 資料</text:span>。</text:p>
                        </text:list-item>
                        <text:list-item>
                          <text:p text:style-name="P167"><text:span text:style-name="T135">&lt;?</text:span><text:span text:style-name="T137">a&gt;</text:span><text:span text:style-name="T135">個</text:span><text:span text:style-name="T225">體流 </text:span><text:span text:style-name="T203">↔</text:span><text:span text:style-name="T224"> 資料流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73">明顯例子，<text:span text:style-name="T224">速度型個體 有機率認定，其他速度型個體 是 存在</text:span>。</text:p>
                  <text:list>
                    <text:list-item>
                      <text:p text:style-name="P173"><text:span text:style-name="T224">速度型個體 有機率認定，某一特定加速度型個體 是 變化</text:span>。</text:p>
                    </text:list-item>
                    <text:list-item>
                      <text:p text:style-name="P174"><text:span text:style-name="T224">速度型個體 有機率認定，某一特定加加速度型個體 是 變化的變化</text:span>。</text:p>
                    </text:list-item>
                    <text:list-item>
                      <text:p text:style-name="P174"><text:span text:style-name="T224">速度型個體 有機率認定，某一特定位移型個體 是 存在的存在</text:span>。</text:p>
                    </text:list-item>
                  </text:list>
                </text:list-item>
              </text:list>
            </text:list-item>
            <text:list-item>
              <text:p text:style-name="P147">第一個個體 有機率（不會）完全蘊含 第二個個體。</text:p>
              <text:list>
                <text:list-item>
                  <text:p text:style-name="P147">明顯例子，假定，有 力。</text:p>
                  <text:list>
                    <text:list-item>
                      <text:p text:style-name="P151">假定，人類 蘊含 該力的<text:span text:style-name="T29"> </text:span><text:span text:style-name="T47">x%</text:span>。</text:p>
                    </text:list-item>
                    <text:list-item>
                      <text:p text:style-name="P151">假定，空氣 蘊含 該力的<text:span text:style-name="T29"> </text:span><text:span text:style-name="T47">y%</text:span><text:span text:style-name="T209">。</text:span></text:p>
                    </text:list-item>
                    <text:list-item>
                      <text:p text:style-name="P152"><text:span text:style-name="T115">100% </text:span><text:span text:style-name="T116">≥</text:span><text:span text:style-name="T119">（</text:span><text:span text:style-name="T115">x% + y%</text:span><text:span text:style-name="T119">）</text:span><text:span text:style-name="T116">≥</text:span><text:span text:style-name="T115"> x%、y% </text:span><text:span text:style-name="T116">≥</text:span><text:span text:style-name="T115"> 0%</text:span>。</text:p>
                    </text:list-item>
                  </text:list>
                </text:list-item>
                <text:list-item>
                  <text:p text:style-name="P152">明顯例子，假定，有 某一特定<text:span text:style-name="T48">&lt;?a&gt;</text:span><text:span text:style-name="T29">個體</text:span>。</text:p>
                  <text:list>
                    <text:list-item>
                      <text:p text:style-name="P153">假定，某一<text:span text:style-name="T29">特定</text:span><text:span text:style-name="T48">&lt;?b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x%</text:span>。</text:p>
                    </text:list-item>
                    <text:list-item>
                      <text:p text:style-name="P153">假定，某一特<text:span text:style-name="T29">定</text:span><text:span text:style-name="T48">&lt;?c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y%</text:span><text:span text:style-name="T209">。</text:span></text:p>
                    </text:list-item>
                    <text:list-item>
                      <text:p text:style-name="P153">假定，該<text:span text:style-name="T48">&lt;?</text:span><text:span text:style-name="T50">c</text:span><text:span text:style-name="T48">&gt;</text:span><text:span text:style-name="T29">個</text:span>體 完全蘊<text:span text:style-name="T29">含，該&lt;?</text:span><text:span text:style-name="T53">b&gt;個體 蘊含</text:span> 該<text:span text:style-name="T48">&lt;?a&gt;</text:span><text:span text:style-name="T29">個體，的 </text:span><text:span text:style-name="T53">z%</text:span>。</text:p>
                    </text:list-item>
                    <text:list-item>
                      <text:p text:style-name="P154"><text:span text:style-name="T18">1</text:span><text:span text:style-name="T29">00% ≥（x% + y% - </text:span><text:span text:style-name="T54">z%</text:span><text:span text:style-name="T29">）≥ x%、y% ≥</text:span><text:span text:style-name="T56"> z%</text:span><text:span text:style-name="T29"> ≥ 0%</text:span>。</text:p>
                      <text:list>
                        <text:list-item>
                          <text:p text:style-name="P153">假定，<text:span text:style-name="T54">z% = </text:span><text:span text:style-name="T29">y%</text:span>。</text:p>
                          <text:list>
                            <text:list-item>
                              <text:p text:style-name="P155">該<text:span text:style-name="T48">&lt;?</text:span><text:span text:style-name="T50">c</text:span><text:span text:style-name="T48">&gt;</text:span><text:span text:style-name="T29">個</text:span>體<text:span text:style-name="T210"> 完全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6"><text:span text:style-name="T18">1</text:span><text:span text:style-name="T29">00% ≥ x% ≥ y% ≥ 0%</text:span>。</text:p>
                            </text:list-item>
                            <text:list-item>
                              <text:p text:style-name="P157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8">假定，<text:span text:style-name="T29">y% &gt; </text:span><text:span text:style-name="T54">z%</text:span><text:span text:style-name="T29"> &gt; </text:span><text:span text:style-name="T57">0%</text:span>。</text:p>
                          <text:list>
                            <text:list-item>
                              <text:p text:style-name="P157">該<text:span text:style-name="T48">&lt;?</text:span><text:span text:style-name="T50">c</text:span><text:span text:style-name="T48">&gt;</text:span><text:span text:style-name="T29">個</text:span>體<text:span text:style-name="T210"> 部分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9"><text:span text:style-name="T18">1</text:span><text:span text:style-name="T29">00% ≥（x% + y% - </text:span><text:span text:style-name="T54">z%</text:span><text:span text:style-name="T29">）</text:span><text:span text:style-name="T55">&gt;</text:span><text:span text:style-name="T29"> x%、y% </text:span><text:span text:style-name="T56">&gt; z%</text:span><text:span text:style-name="T29"> &gt; 0%</text:span>。</text:p>
                            </text:list-item>
                            <text:list-item>
                              <text:p text:style-name="P157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60">假定，<text:span text:style-name="T54">z% = </text:span><text:span text:style-name="T58">0%</text:span>。</text:p>
                          <text:list>
                            <text:list-item>
                              <text:p text:style-name="P161"><text:span text:style-name="T210">該</text:span><text:span text:style-name="T48">&lt;?</text:span><text:span text:style-name="T50">b</text:span><text:span text:style-name="T48">&gt;</text:span><text:span text:style-name="T29">個</text:span>體、該<text:span text:style-name="T48">&lt;?</text:span><text:span text:style-name="T50">c</text:span><text:span text:style-name="T48">&gt;</text:span><text:span text:style-name="T29">個</text:span>體 沒有 蘊含。</text:p>
                            </text:list-item>
                            <text:list-item>
                              <text:p text:style-name="P152"><text:span text:style-name="T18">1</text:span><text:span text:style-name="T29">00% ≥（x% + y%）≥ x%、y% ≥ 0%</text:span>。</text:p>
                            </text:list-item>
                            <text:list-item>
                              <text:p text:style-name="P162"><text:span text:style-name="T120">b、</text:span><text:span text:style-name="T121">c</text:span><text:span text:style-name="T120"> </text:span><text:span text:style-name="T122">&gt;</text:span><text:span text:style-name="T18"> </text:span><text:span text:style-name="T120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當下</text:p>
          <text:list>
            <text:list-item>
              <text:p text:style-name="P163">明顯例子，假定，第一個個體、第二個個體 之間的 距離 是<text:span text:style-name="T18"> L公尺</text:span><text:span text:style-name="T211">。</text:span></text:p>
              <text:list>
                <text:list-item>
                  <text:p text:style-name="P164">假定，第一個個體 發射 某一特定個體 到 第二個個體。</text:p>
                  <text:list>
                    <text:list-item>
                      <text:p text:style-name="P164">第一個個體 發射（等速度運動的）該個體 到 第二個個體。</text:p>
                    </text:list-item>
                  </text:list>
                </text:list-item>
                <text:list-item>
                  <text:p text:style-name="P164">假定，第二個個體 接收到 該個體。</text:p>
                </text:list-item>
                <text:list-item>
                  <text:p text:style-name="P164">假定，發射、接收 之間的 時差 <text:span text:style-name="T29">是 T秒</text:span><text:span text:style-name="T212">。</text:span></text:p>
                  <text:list>
                    <text:list-item>
                      <text:p text:style-name="P164"><text:span text:style-name="T29">前進速度 = L / </text:span><text:span text:style-name="T59">T</text:span>。</text:p>
                    </text:list-item>
                  </text:list>
                </text:list-item>
                <text:list-item>
                  <text:p text:style-name="P165">（當下的）第一個個體 感測到、觀測到<text:span text:style-name="T18">（</text:span><text:span text:style-name="T29">（過去的</text:span>）第二個個體 發射的）該個體。</text:p>
                  <text:list>
                    <text:list-item>
                      <text:p text:style-name="P165">（<text:span text:style-name="T29">第</text:span><text:span text:style-name="T60">t</text:span><text:span text:style-name="T213">秒</text:span>的）第一個個體 感測到、觀測到<text:span text:style-name="T18">（</text:span><text:span text:style-name="T29">（第</text:span><text:span text:style-name="T60">t-</text:span><text:span text:style-name="T29">T秒的</text:span>）第二個個體 發射的）該個體。</text:p>
                      <text:list>
                        <text:list-item>
                          <text:p text:style-name="P187"><text:span text:style-name="T18">t 是 某一特定數值</text:span>。</text:p>
                        </text:list-item>
                      </text:list>
                    </text:list-item>
                    <text:list-item>
                      <text:p text:style-name="P188"><text:span text:style-name="T214">（</text:span><text:span text:style-name="T123">第</text:span><text:span text:style-name="T18">t</text:span>秒<text:span text:style-name="T214">的）第一個個體 </text:span>有機率認定，<text:span text:style-name="T123">（第</text:span><text:span text:style-name="T18">t-</text:span><text:span text:style-name="T123">T秒的</text:span><text:span text:style-name="T214">）第二個個體 發射出 該個體</text:span>。</text:p>
                    </text:list-item>
                  </text:list>
                </text:list-item>
                <text:list-item>
                  <text:p text:style-name="P187">假定，第二個個體（的 位置）正在遠離 第一個個體。</text:p>
                  <text:list>
                    <text:list-item>
                      <text:p text:style-name="P189"><text:span text:style-name="T29">L、T 變大</text:span>。</text:p>
                    </text:list-item>
                    <text:list-item>
                      <text:p text:style-name="P190"><text:span text:style-name="T123">前進</text:span>速度 不變。</text:p>
                    </text:list-item>
                    <text:list-item>
                      <text:p text:style-name="P191">假定，第一個個體的 <text:span text:style-name="T110">存在</text:span> <text:span text:style-name="T138">沒有 </text:span>變小<text:span text:style-name="T18">、</text:span>變大。</text:p>
                      <text:list>
                        <text:list-item>
                          <text:p text:style-name="P192">已知，第二個個體（的 位置）正在遠離 第一個個體。</text:p>
                        </text:list-item>
                        <text:list-item>
                          <text:p text:style-name="P193">第二個個體 感測到、觀測到，第一個個體的 <text:span text:style-name="T110">存在</text:span> 變小。</text:p>
                          <text:list>
                            <text:list-item>
                              <text:p text:style-name="P193"><text:span text:style-name="T110">存在</text:span><text:span text:style-name="T157"> </text:span><text:span text:style-name="T171">↔</text:span><text:span text:style-name="T110"> </text:span>尺度<text:span text:style-name="T110">。</text:span></text:p>
                              <text:list>
                                <text:list-item>
                                  <text:p text:style-name="P223">（尺度 的 相關描述在 <text:span text:style-name="T180">世界學</text:span> 文件群的 <text:span text:style-name="T180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1">假定，第一個個體的 變化 <text:span text:style-name="T138">沒有 </text:span>變慢<text:span text:style-name="T18">、</text:span>變快。</text:p>
                      <text:list>
                        <text:list-item>
                          <text:p text:style-name="P192">已知，第二個個體（的 位置）正在遠離 第一個個體。</text:p>
                        </text:list-item>
                        <text:list-item>
                          <text:p text:style-name="P189">第二個個體 感測到、觀測到，第一個個體的 變化 變慢。</text:p>
                          <text:list>
                            <text:list-item>
                              <text:p text:style-name="P189">明顯例子，假定，第一個個體 在 喝水。</text:p>
                              <text:list>
                                <text:list-item>
                                  <text:p text:style-name="P189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4">明顯例子，紅移。</text:p>
                    </text:list-item>
                  </text:list>
                </text:list-item>
                <text:list-item>
                  <text:p text:style-name="P195">假定，第二個個體（的 位置）正在接近 第一個個體。</text:p>
                  <text:list>
                    <text:list-item>
                      <text:p text:style-name="P195"><text:span text:style-name="T29">L、T 變小</text:span>。</text:p>
                    </text:list-item>
                    <text:list-item>
                      <text:p text:style-name="P190"><text:span text:style-name="T123">前進</text:span>速度 不變。</text:p>
                    </text:list-item>
                    <text:list-item>
                      <text:p text:style-name="P193">第二個個體 感測到、觀測到，第一個個體的 <text:span text:style-name="T110">存在</text:span> 變大。</text:p>
                    </text:list-item>
                    <text:list-item>
                      <text:p text:style-name="P194">第二個個體 感測到、觀測到，第一個個體的 變化 變快。</text:p>
                    </text:list-item>
                    <text:list-item>
                      <text:p text:style-name="P187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型態層級"/>型態層級<text:bookmark-end text:name="型態層級"/></text:p>
          <text:list>
            <text:list-item>
              <text:p text:style-name="P16"><text:span text:style-name="T1">明顯例子，</text:span>第<text:span text:style-name="T126">a</text:span><text:span text:style-name="T216">層級型態個體</text:span> <text:span text:style-name="T202">↔</text:span><text:span text:style-name="T215"> </text:span><text:span text:style-name="T61">&lt;?2-</text:span><text:span text:style-name="T62">a</text:span><text:span text:style-name="T61">&gt;個</text:span><text:span text:style-name="T215">體</text:span>。</text:p>
              <text:list>
                <text:list-item>
                  <text:p text:style-name="P196">肉質層個體 <text:span text:style-name="T202">↔</text:span><text:span text:style-name="T135"> </text:span><text:span text:style-name="T61">&lt;?2&gt;個</text:span><text:span text:style-name="T215">體、第</text:span><text:span text:style-name="T136">0</text:span><text:span text:style-name="T215">層級型態個體</text:span>。</text:p>
                  <text:list>
                    <text:list-item>
                      <text:p text:style-name="P187">明顯例子，肉體、物質。</text:p>
                      <text:list>
                        <text:list-item>
                          <text:p text:style-name="P197">肉體、物質 有機率 有意識的、有感測的、有感知的、有認定的、有投影世界觀。</text:p>
                          <text:list>
                            <text:list-item>
                              <text:p text:style-name="P197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17">肉體 是<text:span text:style-name="T1"> 有意識的</text:span><text:span text:style-name="T10"> 物質、</text:span><text:span text:style-name="T29">&lt;?</text:span><text:span text:style-name="T66">2&gt;個</text:span><text:span text:style-name="T220">體</text:span>。</text:p>
                          <text:list>
                            <text:list-item>
                              <text:p text:style-name="P198">有意識的 <text:span text:style-name="T29">物質、&lt;?</text:span><text:span text:style-name="T68">2</text:span><text:span text:style-name="T67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明顯例子<text:span text:style-name="T29">，&lt;?</text:span><text:span text:style-name="T64">2&gt;個體 有機率認定，&lt;?2&gt;個</text:span><text:span text:style-name="T219">體 是 肉體、物質。</text:span></text:p>
                      <text:list>
                        <text:list-item>
                          <text:p text:style-name="P197">明顯例子，人類 有機率認定，細胞 是（該人類 的）肉體、物質。</text:p>
                        </text:list-item>
                        <text:list-item>
                          <text:p text:style-name="P200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96">靈魂層個體 <text:span text:style-name="T202">↔</text:span><text:span text:style-name="T135"> </text:span><text:span text:style-name="T61">&lt;?1&gt;個</text:span><text:span text:style-name="T215">體、第</text:span><text:span text:style-name="T134">1</text:span><text:span text:style-name="T225">層級型態個體</text:span>。</text:p>
                  <text:list>
                    <text:list-item>
                      <text:p text:style-name="P201">明顯例子，靈魂、能量。</text:p>
                      <text:list>
                        <text:list-item>
                          <text:p text:style-name="P202">靈魂、能量 有機率 有意識的、有感測的、有感知的、有認定的、有投影世界觀。</text:p>
                          <text:list>
                            <text:list-item>
                              <text:p text:style-name="P202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18">靈魂 是<text:span text:style-name="T1"> 有意識的 能量、</text:span><text:span text:style-name="T18">&lt;?</text:span><text:span text:style-name="T127">1&gt;</text:span><text:span text:style-name="T217">個體</text:span>。</text:p>
                          <text:list>
                            <text:list-item>
                              <text:p text:style-name="P198">有意識的 <text:span text:style-name="T29">能量、&lt;?</text:span><text:span text:style-name="T67">1&gt;個體</text:span> 的 明顯例子，有意識的 力。</text:p>
                            </text:list-item>
                            <text:list-item>
                              <text:p text:style-name="P203">靈魂 是 有意識的、有感測的、有感知的、有認定的、有投影世界觀的 力個體。</text:p>
                            </text:list-item>
                            <text:list-item>
                              <text:p text:style-name="P199">靈魂 是 有意識的、有感測的、有感知的、有認定的、有投影世界觀的 <text:span text:style-name="T18">&lt;?</text:span><text:span text:style-name="T127">1&gt;</text:span>個體。</text:p>
                            </text:list-item>
                            <text:list-item>
                              <text:p text:style-name="P204"><text:span text:style-name="T29">&lt;?</text:span><text:span text:style-name="T70">1&gt;個體群 有機率形成 &lt;?1&gt;群體</text:span><text:span text:style-name="T29">。</text:span></text:p>
                            </text:list-item>
                            <text:list-item>
                              <text:p text:style-name="P199"><text:span text:style-name="T29">&lt;?</text:span><text:span text:style-name="T70">1&gt;個體群 有機率 產生、形成、建造 &lt;?1&gt;文明</text:span><text:span text:style-name="T221">。</text:span></text:p>
                            </text:list-item>
                            <text:list-item>
                              <text:p text:style-name="P205"><text:span text:style-name="T70">力個體群 有機率 產生、形成、建造 力文明</text:span>。</text:p>
                            </text:list-item>
                            <text:list-item>
                              <text:p text:style-name="P206">靈魂<text:span text:style-name="T70">個體群 有機率 產生、形成、建造 </text:span>靈魂<text:span text:style-name="T70">文明</text:span>。</text:p>
                            </text:list-item>
                            <text:list-item>
                              <text:p text:style-name="P207">靈魂<text:span text:style-name="T70">個體群、肉體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208"><text:span text:style-name="T70">人類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209"><text:span text:style-name="T70">人類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  <text:list>
                                <text:list-item>
                                  <text:p text:style-name="P210"><text:span text:style-name="T129">n</text:span><text:span text:style-name="T128"> </text:span><text:span text:style-name="T117">≥</text:span><text:span text:style-name="T128"> a </text:span><text:span text:style-name="T117">≥</text:span><text:span text:style-name="T128"> b </text:span><text:span text:style-name="T117">≥</text:span><text:span text:style-name="T128"> </text:span><text:span text:style-name="T129">u</text:span>。</text:p>
                                </text:list-item>
                              </text:list>
                            </text:list-item>
                            <text:list-item>
                              <text:p text:style-name="P224"><text:span text:style-name="T70">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</text:span><text:span text:style-name="T70">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</text:list-item>
                          </text:list>
                        </text:list-item>
                        <text:list-item>
                          <text:p text:style-name="P199">超能力個體 有機率 感測、交互作用 靈魂、有意識的<text:span text:style-name="T29">&lt;?</text:span><text:span text:style-name="T63">1&gt;個</text:span><text:span text:style-name="T218">體。</text:span></text:p>
                          <text:list>
                            <text:list-item>
                              <text:p text:style-name="P19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65">&lt;?a&gt;個體</text:span>。</text:p>
                            </text:list-item>
                            <text:list-item>
                              <text:p text:style-name="P199"><text:span text:style-name="T29">明顯例子，假定，一大群 沒有、無法（認知到）感測、交互作用 &lt;?</text:span><text:span text:style-name="T69">a&gt;個體。</text:span></text:p>
                              <text:list>
                                <text:list-item>
                                  <text:p text:style-name="P214">假定，單一、一小群 能夠（認知到）感測、交互作用 &lt;?a&gt;個體。</text:p>
                                </text:list-item>
                                <text:list-item>
                                  <text:p text:style-name="P214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211"><text:span text:style-name="T29">明顯例子，假定，一大群 沒有、無法（認知到）感測、交互作用 靈魂個體</text:span><text:span text:style-name="T69">。</text:span></text:p>
                              <text:list>
                                <text:list-item>
                                  <text:p text:style-name="P211"><text:span text:style-name="T69">假定，單一、一小群 能夠（認知到）感測、交互作用 </text:span><text:span text:style-name="T29">靈魂個體</text:span><text:span text:style-name="T69">。</text:span></text:p>
                                </text:list-item>
                                <text:list-item>
                                  <text:p text:style-name="P215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<text:span text:style-name="T29">明顯例子，&lt;?</text:span><text:span text:style-name="T64">3&gt;個體 有機率認定，有意識的&lt;?2&gt;個體 是 靈魂、能量</text:span><text:span text:style-name="T219">。</text:span></text:p>
                      <text:list>
                        <text:list-item>
                          <text:p text:style-name="P199">明顯例子，空間 有機率認定，人類 是（該空間 的）靈魂、能量。</text:p>
                        </text:list-item>
                        <text:list-item>
                          <text:p text:style-name="P212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96">精神層個體 <text:span text:style-name="T202">↔</text:span><text:span text:style-name="T135"> </text:span><text:span text:style-name="T124">&lt;?</text:span><text:span text:style-name="T125">0</text:span><text:span text:style-name="T215">&gt;個體、第</text:span><text:span text:style-name="T136">2</text:span><text:span text:style-name="T215">層級型態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22:47:42.337000000</dc:date>
    <meta:editing-duration>P19DT1H50M59S</meta:editing-duration>
    <meta:editing-cycles>16412</meta:editing-cycles>
    <meta:document-statistic meta:table-count="0" meta:image-count="0" meta:object-count="0" meta:page-count="1" meta:paragraph-count="542" meta:word-count="12487" meta:character-count="15402" meta:non-whitespace-character-count="13602"/>
  </office:meta>
</office:document-meta>
</file>